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styles.xml" manifest:media-type="text/xml"/>
  <manifest:file-entry manifest:full-path="Object 11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ettings.xml" manifest:media-type="text/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Основной_20_текст_20_с_20_отступом_20_3" style:list-style-name="WW8Num2">
      <style:paragraph-properties>
        <style:tab-stops>
          <style:tab-stop style:position="2.223cm"/>
        </style:tab-stops>
      </style:paragraph-properties>
    </style:style>
    <style:style style:name="P2" style:family="paragraph" style:parent-style-name="Основной_20_текст_20_с_20_отступом_20_3" style:list-style-name="WW8Num2">
      <style:paragraph-properties>
        <style:tab-stops>
          <style:tab-stop style:position="2.223cm"/>
        </style:tab-stops>
      </style:paragraph-properties>
      <style:text-properties fo:letter-spacing="normal"/>
    </style:style>
    <style:style style:name="P3" style:family="paragraph" style:parent-style-name="Основной_20_текст_20_с_20_отступом_20_3">
      <style:paragraph-properties fo:margin-left="0cm" fo:margin-right="0cm" fo:text-indent="0cm" style:auto-text-indent="false">
        <style:tab-stops>
          <style:tab-stop style:position="2.223cm"/>
        </style:tab-stops>
      </style:paragraph-properties>
      <style:text-properties fo:letter-spacing="normal"/>
    </style:style>
    <style:style style:name="P4" style:family="paragraph" style:parent-style-name="Основной_20_текст_20_с_20_отступом_20_3">
      <style:paragraph-properties fo:margin-left="0cm" fo:margin-right="0cm" fo:text-indent="0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Основной_20_текст_20_с_20_отступом_20_3">
      <style:paragraph-properties fo:margin-left="0cm" fo:margin-right="0cm" fo:text-indent="0cm" style:auto-text-indent="false">
        <style:tab-stops>
          <style:tab-stop style:position="2.223cm"/>
        </style:tab-stops>
      </style:paragraph-properties>
      <style:text-properties fo:language="en" fo:country="US"/>
    </style:style>
    <style:style style:name="P6" style:family="paragraph" style:parent-style-name="Основной_20_текст_20_с_20_отступом_20_3">
      <style:paragraph-properties fo:margin-left="0cm" fo:margin-right="0cm" fo:text-indent="0cm" style:auto-text-indent="false">
        <style:tab-stops>
          <style:tab-stop style:position="2.223cm"/>
        </style:tab-stops>
      </style:paragraph-properties>
      <style:text-properties fo:font-weight="bold" style:font-weight-asian="bold"/>
    </style:style>
    <style:style style:name="P7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weight="bold" style:font-weight-asian="bold"/>
    </style:style>
    <style:style style:name="P8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</style:style>
    <style:style style:name="P9" style:family="paragraph" style:parent-style-name="Основной_20_текст_20_с_20_отступом_20_3">
      <style:paragraph-properties fo:margin-left="0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font-style="italic" style:font-style-asian="italic"/>
    </style:style>
    <style:style style:name="P10" style:family="paragraph" style:parent-style-name="Основной_20_текст_20_2" style:list-style-name="WW8Num2">
      <style:paragraph-properties fo:line-height="89%">
        <style:tab-stops>
          <style:tab-stop style:position="2.223cm"/>
        </style:tab-stops>
      </style:paragraph-properties>
      <style:text-properties style:font-size-complex="12pt"/>
    </style:style>
    <style:style style:name="P11" style:family="paragraph" style:parent-style-name="Основной_20_текст_20_2">
      <style:paragraph-properties fo:margin-left="1.249cm" fo:margin-right="0cm" fo:line-height="89%" fo:text-indent="0cm" style:auto-text-indent="false">
        <style:tab-stops>
          <style:tab-stop style:position="2.223cm"/>
        </style:tab-stops>
      </style:paragraph-properties>
      <style:text-properties style:font-size-complex="12pt"/>
    </style:style>
    <style:style style:name="P12" style:family="paragraph" style:parent-style-name="Heading_20_3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6" style:family="paragraph" style:parent-style-name="Standard">
      <style:text-properties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size-complex="12pt"/>
    </style:style>
    <style:style style:name="P18" style:family="paragraph" style:parent-style-name="Standard">
      <style:paragraph-properties fo:line-height="89%" fo:text-align="justify" style:justify-single-word="false"/>
      <style:text-properties style:font-size-complex="12pt"/>
    </style:style>
    <style:style style:name="P19" style:family="paragraph" style:parent-style-name="Standard">
      <style:paragraph-properties fo:line-height="150%" fo:text-align="justify" style:justify-single-word="false"/>
      <style:text-properties style:font-size-complex="12pt"/>
    </style:style>
    <style:style style:name="P20" style:family="paragraph" style:parent-style-name="Standard">
      <style:text-properties fo:font-weight="bold" style:font-weight-asian="bold"/>
    </style:style>
    <style:style style:name="P21" style:family="paragraph" style:parent-style-name="Standard" style:list-style-name="WW8Num1"/>
    <style:style style:name="P22" style:family="paragraph" style:parent-style-name="Standard" style:list-style-name="WW8Num2">
      <style:paragraph-properties fo:line-height="89%" fo:text-align="justify" style:justify-single-word="false"/>
    </style:style>
    <style:style style:name="P23" style:family="paragraph" style:parent-style-name="Standard">
      <style:text-properties style:font-name="Courier New" fo:font-size="10pt" fo:language="en" fo:country="US" style:font-size-asian="10pt" style:font-name-complex="Courier New"/>
    </style:style>
    <style:style style:name="P24" style:family="paragraph" style:parent-style-name="Standard">
      <style:text-properties style:font-name="Courier New" fo:font-size="10pt" fo:language="en" fo:country="US" style:font-name-asian="Courier New" style:font-size-asian="10pt" style:font-name-complex="Courier New"/>
    </style:style>
    <style:style style:name="P25" style:family="paragraph" style:parent-style-name="Standard">
      <style:text-properties style:font-name="Courier New" fo:font-size="10pt" style:font-size-asian="10pt" style:font-name-complex="Courier New"/>
    </style:style>
    <style:style style:name="P26" style:family="paragraph" style:parent-style-name="Standard">
      <style:paragraph-properties fo:text-align="start" style:justify-single-word="false"/>
    </style:style>
    <style:style style:name="P27" style:family="paragraph" style:parent-style-name="Standard">
      <style:paragraph-properties fo:margin-left="7.493cm" fo:margin-right="0cm" fo:text-indent="1.249cm" style:auto-text-indent="false"/>
      <style:text-properties style:font-size-complex="12pt"/>
    </style:style>
    <style:style style:name="P28" style:family="paragraph" style:parent-style-name="Standard">
      <style:paragraph-properties fo:margin-left="8.742cm" fo:margin-right="0cm" fo:text-indent="0cm" style:auto-text-indent="false"/>
      <style:text-properties style:font-size-complex="12pt"/>
    </style:style>
    <style:style style:name="P29" style:family="paragraph" style:parent-style-name="Standard" style:list-style-name="WW8Num1">
      <style:paragraph-properties fo:margin-left="2.54cm" fo:margin-right="0cm" fo:line-height="89%" fo:text-align="justify" style:justify-single-word="false" fo:text-indent="0.635cm" style:auto-text-indent="false">
        <style:tab-stops/>
      </style:paragraph-properties>
      <style:text-properties style:font-size-complex="12pt"/>
    </style:style>
    <style:style style:name="P30" style:family="paragraph" style:parent-style-name="Standard">
      <style:paragraph-properties fo:margin-left="2.54cm" fo:margin-right="0cm" fo:line-height="89%" fo:text-align="justify" style:justify-single-word="false" fo:text-indent="0cm" style:auto-text-indent="false"/>
      <style:text-properties style:font-size-complex="12pt"/>
    </style:style>
    <style:style style:name="P31" style:family="paragraph" style:parent-style-name="Standard" style:list-style-name="WW8Num1">
      <style:paragraph-properties fo:margin-left="3.175cm" fo:margin-right="0cm" fo:line-height="89%" fo:text-align="justify" style:justify-single-word="false" fo:text-indent="0cm" style:auto-text-indent="false"/>
      <style:text-properties style:font-size-complex="12pt"/>
    </style:style>
    <style:style style:name="P3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font-size-complex="12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/>
    </style:style>
    <style:style style:name="T5" style:family="text">
      <style:text-properties fo:font-style="italic" style:font-style-asian="italic"/>
    </style:style>
    <style:style style:name="T6" style:family="text">
      <style:text-properties style:text-position="super 58%" fo:font-style="italic" style:font-style-asian="italic"/>
    </style:style>
    <style:style style:name="T7" style:family="text">
      <style:text-properties style:text-position="sub 58%" style:font-size-complex="12pt"/>
    </style:style>
    <style:style style:name="T8" style:family="text">
      <style:text-properties style:text-position="sub 58%" fo:font-style="italic" style:font-style-asian="italic"/>
    </style:style>
    <style:style style:name="T9" style:family="text">
      <style:text-properties style:font-name-asian="Courier New"/>
    </style:style>
    <style:style style:name="fr1" style:family="graphic" style:parent-style-name="OLE">
      <style:graphic-properties style:wrap="none" style:vertical-pos="from-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wrap="none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Standard"/>
      <text:p text:style-name="P13">НОВОСИБИРСКИЙ ГОСУДАРСТВЕННЫЙ ТЕХНИЧЕСКИЙ УНИВЕРСИТЕТ</text:p>
      <text:p text:style-name="Standard"/>
      <text:p text:style-name="Standard"/>
      <text:p text:style-name="Standard"/>
      <text:p text:style-name="P13">Кафедра ВТ</text:p>
      <text:p text:style-name="Standard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«Структуры и алгоритмы обработки данных»</text:p>
      <text:p text:style-name="Standard"/>
      <text:p text:style-name="P17">Пояснительная записка к контрольной работе</text:p>
      <text:p text:style-name="P17">«Сортировка коллекции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">Выполнил:</text:p>
      <text:p text:style-name="P28">студент гр. ЗАП-933 Лутохин Г.Н. </text:p>
      <text:p text:style-name="P27">шифр 134464479</text:p>
      <text:p text:style-name="P27">вариант задания 2</text:p>
      <text:p text:style-name="P16"/>
      <text:p text:style-name="P16"/>
      <text:p text:style-name="P16"/>
      <text:p text:style-name="P16"/>
      <text:p text:style-name="P27">Дата сдачи:</text:p>
      <text:p text:style-name="P27">Отметка о зачете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Новосибирск</text:p>
      <text:p text:style-name="P17">2014</text:p>
      <text:p text:style-name="Standard"><text:soft-page-break/><text:span text:style-name="T1">Цель работы</text:span>: Изучение и реализация методов сортировки. Экспериментальное исследование методов сортировки.</text:p>
      <text:p text:style-name="Standard"/>
      <text:p text:style-name="P20">Задание:</text:p>
      <text:list xml:id="list1137598324" text:style-name="WW8Num2">
        <text:list-item>
          <text:p text:style-name="P10">Спроектировать, реализовать и провести тестовые испытания АТД «Вектор» для коллекции, содержащей данные произвольного типа. Размер коллекции и тип данных задаются клиентской программой. АТД «Вектор» представляет собой последовательность элементов, размещенных в одной сплошной области памяти. Доступ к элементам вектора осуществляется по индексу. Интерфейс АТД «Вектор» включает следующие операции:</text:p>
        </text:list-item>
      </text:list>
      <text:list xml:id="list1768089528" text:style-name="WW8Num1">
        <text:list-item>
          <text:p text:style-name="P21">опрос размера вектора;</text:p>
        </text:list-item>
        <text:list-item>
          <text:p text:style-name="P29">изменение размера вектора;</text:p>
        </text:list-item>
        <text:list-item>
          <text:p text:style-name="P29">чтение/запись по индексу;</text:p>
        </text:list-item>
        <text:list-item>
          <text:p text:style-name="P29">элементарная сортировка (по варианту задания);</text:p>
        </text:list-item>
        <text:list-item>
          <text:p text:style-name="P29">эффективная сортировка (по варианту задания).</text:p>
        </text:list-item>
      </text:list>
      <text:p text:style-name="P30"/>
      <text:p text:style-name="P11">Для тестирования эффективности алгоритмов сортировки интерфейс АТД «Вектор» включает следующие дополнительные операции:</text:p>
      <text:list xml:id="list691645676" text:continue-numbering="true" text:style-name="WW8Num1">
        <text:list-item>
          <text:p text:style-name="P31">опрос числа выполненных сравнений;</text:p>
        </text:list-item>
        <text:list-item>
          <text:p text:style-name="P31">опрос числа выполненных обменов.</text:p>
        </text:list-item>
      </text:list>
      <text:p text:style-name="P18"/>
      <text:list xml:id="list2154072024" text:continue-list="list1137598324" text:style-name="WW8Num2">
        <text:list-item>
          <text:p text:style-name="P22">Выполнить отладку и тестирование отдельных операций АТД «Вектор» с помощью меню операций.</text:p>
        </text:list-item>
      </text:list>
      <text:p text:style-name="P18"/>
      <text:list xml:id="list1137889814" text:continue-numbering="true" text:style-name="WW8Num2">
        <text:list-item>
          <text:p text:style-name="P2">Выполнить сравнительное тестирование трудоемкости алгоритмов сортировки для худшего и среднего случаев.</text:p>
        </text:list-item>
      </text:list>
      <text:p text:style-name="P3"/>
      <text:p text:style-name="P3"/>
      <text:list xml:id="list430780350" text:continue-numbering="true" text:style-name="WW8Num2">
        <text:list-item>
          <text:p text:style-name="P1">Провести анализ экспериментальных показателей трудоемкости алгоритмов сортировки (обменная сортировка, рекурсивный алгоритм сортировки разделением).</text:p>
        </text:list-item>
      </text:list>
      <text:p text:style-name="P4"/>
      <text:p text:style-name="P4"><text:span text:style-name="T1">Формат АТД</text:span>: Шаблон коллекции данных на базе динамического массива указанного типа T. При создании массив имеет минимальный размер 10. Массив может увеличивать и уменьшать свою размерность. Операция индексирования массива выполняет проверку соответствия индекса текущему размеру массива cur_size.</text:p>
      <text:p text:style-name="P4"/>
      <text:p text:style-name="P4"><text:span text:style-name="T1">Структура данных</text:span>: Динамический массив элементов указанного типа Т – Т <text:span text:style-name="T3">arr</text:span>[<text:span text:style-name="T3">cur</text:span>_<text:span text:style-name="T3">size</text:span>]</text:p>
      <text:p text:style-name="P5"/>
      <text:p text:style-name="P6">Параметры:</text:p>
      <text:p text:style-name="P8"><text:tab/><text:span text:style-name="T5">*</text:span><text:span text:style-name="T4">arr</text:span> – динамический массив объектов<text:line-break/><text:tab/><text:span text:style-name="T4">cur</text:span><text:span text:style-name="T5">_</text:span><text:span text:style-name="T4">size</text:span> – размер динамического массива<text:line-break/><text:tab/><text:span text:style-name="T4">comparison</text:span><text:span text:style-name="T5">_</text:span><text:span text:style-name="T4">num</text:span> – число сравнений в алгоритме сортировки<text:line-break/><text:tab/><text:span text:style-name="T4">exchange</text:span><text:span text:style-name="T5">_</text:span><text:span text:style-name="T4">num</text:span> – число обменов в алгоритме сортировки</text:p>
      <text:p text:style-name="P8"/>
      <text:p text:style-name="P7">Операции:</text:p>
      <text:p text:style-name="P9">Конструктор</text:p>
      <text:p text:style-name="P8"><text:tab/>Вход: исходный начальный размер массива <text:span text:style-name="T3">cur</text:span>_<text:span text:style-name="T3">size</text:span> (по-умолчанию <text:span text:style-name="T3">cur</text:span>_<text:span text:style-name="T3">size</text:span>=10)</text:p>
      <text:p text:style-name="P8"><text:span text:style-name="T3"><text:tab/></text:span>Процесс: создание динамического массива <text:span text:style-name="T3">T</text:span> <text:span text:style-name="T3">arr</text:span>[<text:span text:style-name="T3">cur</text:span>_<text:span text:style-name="T3">size</text:span>]</text:p>
      <text:p text:style-name="P8"><text:span text:style-name="T3"><text:tab/></text:span>Постусловия: создан массив с размером <text:span text:style-name="T3">cur</text:span>_<text:span text:style-name="T3">size</text:span></text:p>
      <text:p text:style-name="P9">Опрос размера массива</text:p>
      <text:p text:style-name="P8"><text:tab/>Вход: нет</text:p>
      <text:p text:style-name="P8"><text:tab/>Предусловия: нет</text:p>
      <text:p text:style-name="P8"><text:tab/>Процесс: чтение текущего размера <text:span text:style-name="T3">cur</text:span>_<text:span text:style-name="T3">size</text:span></text:p>
      <text:p text:style-name="P8"><text:span text:style-name="T3"><text:tab/></text:span>Выход: текущий размер массива <text:span text:style-name="T3">cur</text:span>_<text:span text:style-name="T3">size</text:span></text:p>
      <text:p text:style-name="P8"><text:span text:style-name="T3"><text:tab/></text:span>Постусловия: нет</text:p>
      <text:p text:style-name="P9">Операция индексирования</text:p>
      <text:p text:style-name="P8"><text:tab/>Вход: значение индекса <text:span text:style-name="T3">i</text:span></text:p>
      <text:p text:style-name="P8"><text:span text:style-name="T3"><text:tab/></text:span>Предусловия: 0 <text:span text:style-name="T3">&lt;= i &lt; cur_size</text:span></text:p>
      <text:p text:style-name="P8"><text:span text:style-name="T3"><text:tab/></text:span>Процесс: вычисление адреса элемента массива <text:span text:style-name="T3">arr</text:span>[<text:span text:style-name="T3">i</text:span>]</text:p>
      <text:p text:style-name="P8"><text:soft-page-break/><text:span text:style-name="T3"><text:tab/></text:span>Выход: ссылка на элемент массива <text:span text:style-name="T3">arr</text:span>[<text:span text:style-name="T3">i</text:span>]</text:p>
      <text:p text:style-name="P8"><text:span text:style-name="T3"><text:tab/></text:span>Постусловия: генерация сообщения об ошибке при невыполнении предусловия</text:p>
      <text:p text:style-name="P9">Изменение размера массива</text:p>
      <text:p text:style-name="P8"><text:tab/>Вход: новый размер массива <text:span text:style-name="T3">s</text:span></text:p>
      <text:p text:style-name="P8"><text:span text:style-name="T3"><text:tab/></text:span>Предусловия: <text:span text:style-name="T3">0 &lt;= s</text:span></text:p>
      <text:p text:style-name="P8"><text:span text:style-name="T3"><text:tab/></text:span>Процесс: выделение памяти указанного размера <text:span text:style-name="T3">s</text:span>, копирование <text:span text:style-name="T3">s</text:span> или <text:span text:style-name="T3">cur</text:span>_<text:span text:style-name="T3">size</text:span><text:line-break/> <text:s text:c="22"/>элементов в новый массив, удаление старого массива, изменение размера <text:line-break/> <text:s text:c="22"/>массива <text:span text:style-name="T3">cur</text:span>_<text:span text:style-name="T3">size</text:span></text:p>
      <text:p text:style-name="P8"><text:tab/>Выход: <text:span text:style-name="T3">True – </text:span>массив изменен.</text:p>
      <text:p text:style-name="P8"><text:tab/>Постусловия: массив содержит <text:span text:style-name="T3">s</text:span> элементов старого массива, если <text:span text:style-name="T3">s</text:span> &lt; <text:span text:style-name="T3">cur</text:span>_<text:span text:style-name="T3">size</text:span>;<text:line-break/> <text:s text:c="22"/>массив содержит все <text:span text:style-name="T3">cur</text:span>_<text:span text:style-name="T3">size</text:span> элементы старого массива, если <text:span text:style-name="T3">s</text:span> &gt; <text:span text:style-name="T3">cur</text:span>_<text:span text:style-name="T3">size</text:span>.</text:p>
      <text:p text:style-name="P9">Инициализация массива случайными значениями</text:p>
      <text:p text:style-name="P8"><text:tab/>Вход: нет</text:p>
      <text:p text:style-name="P8"><text:tab/>Предусловия: нет</text:p>
      <text:p text:style-name="P8"><text:tab/>Процесс: в массиве от 0 до <text:span text:style-name="T3">cur</text:span>_<text:span text:style-name="T3">size</text:span> элементам массива присваиваются случайные <text:line-break/> <text:s text:c="22"/>значения от 0 до <text:span text:style-name="T3">RAND</text:span>_<text:span text:style-name="T3">MAX</text:span></text:p>
      <text:p text:style-name="P8"><text:tab/>Выход: нет</text:p>
      <text:p text:style-name="P8"><text:span text:style-name="T3"><text:tab/></text:span>Постусловия: массив содержит псевдо-случайные последовательности.</text:p>
      <text:p text:style-name="P7">Конец АТД</text:p>
      <text:p text:style-name="P8"/>
      <text:h text:style-name="Heading_20_3" text:outline-level="3">Определение шаблонного класса вектора и класса итератора для клиентской программы</text:h>
      <text:p text:style-name="P23">template &lt;typename T&gt;</text:p>
      <text:p text:style-name="P23">class Vector {</text:p>
      <text:p text:style-name="P23"><text:tab/>T *arr;</text:p>
      <text:p text:style-name="P23"><text:tab/>int cur_size; // current amount of objects in vector</text:p>
      <text:p text:style-name="P23"/>
      <text:p text:style-name="P23"><text:tab/>int comparison_num; // number of comparisons</text:p>
      <text:p text:style-name="P23"><text:tab/>int exchange_num; // number of exchanges</text:p>
      <text:p text:style-name="P23"><text:tab/></text:p>
      <text:p text:style-name="P23"><text:tab/>void _qsort(int l, int r);</text:p>
      <text:p text:style-name="P23"/>
      <text:p text:style-name="P23"><text:tab/></text:p>
      <text:p text:style-name="P23"><text:tab/>public:</text:p>
      <text:p text:style-name="P23"><text:tab/>Vector(unsigned int size=10); // constructor, initial size of array = 10</text:p>
      <text:p text:style-name="P23"><text:tab/>~Vector(); // destructor</text:p>
      <text:p text:style-name="P23"><text:tab/>int size(); // current size of array</text:p>
      <text:p text:style-name="P23"><text:tab/>T&amp; operator[](int i);</text:p>
      <text:p text:style-name="P23"><text:tab/>bool resize(int new_size); // change size of array</text:p>
      <text:p text:style-name="P23"><text:tab/>void random_init(); // make random numbers in array values</text:p>
      <text:p text:style-name="P23"/>
      <text:p text:style-name="P23"><text:tab/>void bubble_sort();</text:p>
      <text:p text:style-name="P23"><text:tab/>void quick_recursion_sort();</text:p>
      <text:p text:style-name="P23"><text:tab/>void lsd_sort(const int);</text:p>
      <text:p text:style-name="P23"><text:tab/>int get_comparison_num() { return comparison_num; }</text:p>
      <text:p text:style-name="P23"><text:tab/>int get_exchange_num() {return exchange_num; }</text:p>
      <text:p text:style-name="P23"/>
      <text:p text:style-name="P23"><text:tab/>template &lt;typename M&gt; friend ostream&amp; operator&lt;&lt; (ostream &amp;O, const Vector&lt;M&gt; &amp;v);</text:p>
      <text:p text:style-name="P23"/>
      <text:p text:style-name="P23"><text:tab/>class Iterator {</text:p>
      <text:p text:style-name="P23"><text:tab/><text:tab/>Vector&lt;T&gt; *ptr;</text:p>
      <text:p text:style-name="P23"><text:tab/><text:tab/>int current_index;</text:p>
      <text:p text:style-name="P23"><text:tab/><text:tab/></text:p>
      <text:p text:style-name="P23"><text:tab/><text:tab/>public:</text:p>
      <text:p text:style-name="P23"><text:tab/><text:tab/>Iterator(Vector&lt;T&gt; *); // constructor</text:p>
      <text:p text:style-name="P23"><text:tab/><text:tab/>T&amp; begin(); // set iterator to first element of vector</text:p>
      <text:p text:style-name="P23"><text:tab/><text:tab/>T&amp; end(); // set iterator to last element</text:p>
      <text:p text:style-name="P23"><text:tab/><text:tab/>bool next(); </text:p>
      <text:p text:style-name="P23"><text:tab/><text:tab/>bool prev();</text:p>
      <text:p text:style-name="P23"><text:soft-page-break/><text:tab/><text:tab/>bool on_end_boundary();</text:p>
      <text:p text:style-name="P23"><text:tab/><text:tab/>bool on_start_boundary();</text:p>
      <text:p text:style-name="P23"><text:tab/><text:tab/>T&amp; operator*(); // access to data of current element</text:p>
      <text:p text:style-name="P23"><text:tab/><text:tab/>T&amp; operator++(int);</text:p>
      <text:p text:style-name="P23"><text:tab/><text:tab/>T&amp; operator--(int);</text:p>
      <text:p text:style-name="P25"><text:span text:style-name="T3"><text:tab/></text:span>};</text:p>
      <text:p text:style-name="P25"><text:tab/>friend class Iterator;</text:p>
      <text:p text:style-name="P25">};</text:p>
      <text:p text:style-name="P25"/>
      <text:h text:style-name="P12" text:outline-level="3">Тестирование трудоемкости алгоритмов обменной сортировки (сортировка пузырьком) и алгоритм поразрядной LSD-сортировки c числом разрядов в сортируемых значениях равным 32 и 4</text:h>
      <text:p text:style-name="Standard">Целью данного тестирования является снятие средних показателей трудоемкости для каждой операций сортировки (для среднего и худшего случаев), а также сравнение с теоретической трудоемкостью.</text:p>
      <text:p text:style-name="P19"/>
      <text:p text:style-name="Standard">Основными показателями трудоемкости являются количество операций сравнения и обмена, выполненных за операцию сортировки коллекции. Экспериментальная трудоемкость находится как среднее число суммы операций сравнений и обменов для каждого типа сортировки. Сравнительная характеристика трудоемкостей операций производится для среднего и худшего случаев.</text:p>
      <text:p text:style-name="Standard"/>
      <text:h text:style-name="Heading_20_3" text:outline-level="3">Описание методики тестирования</text:h>
      <text:p text:style-name="P16">Производился последовательный вызов операций сортировки для коллекции содержащей <text:span text:style-name="T3">n</text:span> (интервал – от 0 + δ(0-100) до 8000 + δ(0-100)) элементов, после каждого прохода, к <text:span text:style-name="T3">n</text:span> прибавлялось случайное число δ(0-100).</text:p>
      <text:p text:style-name="P16"/>
      <text:h text:style-name="Heading_20_3" text:outline-level="3">Тестирование трудоемкости</text:h>
      <text:p text:style-name="P20">Обменная сортировка, средний случай.</text:p>
      <text:p text:style-name="P20"><draw:frame draw:style-name="fr1" draw:name="Объект1" text:anchor-type="paragraph" svg:y="0.589cm" svg:width="11.121cm" svg:height="3.86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3"><draw:frame draw:style-name="fr2" draw:name="Объект2" text:anchor-type="paragraph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text:soft-page-break/>Рис. 1.</text:p>
      <text:p text:style-name="P20"/>
      <text:p text:style-name="P20"/>
      <text:p text:style-name="P20">Обменная сортировка, худший случай.</text:p>
      <text:p text:style-name="P20"/>
      <text:p text:style-name="Standard"><draw:frame draw:style-name="fr3" draw:name="Объект3" text:anchor-type="paragraph" svg:width="11.121cm" svg:height="3.86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3"><draw:frame draw:style-name="fr4" draw:name="Объект4" text:anchor-type="paragraph" svg:width="16cm" svg:height="8.999cm" draw:z-index="3"><draw:object xlink:href="./Object 4" xlink:type="simple" xlink:show="embed" xlink:actuate="onLoad"/><draw:image xlink:href="./ObjectReplacements/Object 4" xlink:type="simple" xlink:show="embed" xlink:actuate="onLoad"/></draw:frame>Рис. 2.</text:p>
      <text:p text:style-name="Standard"><text:soft-page-break/></text:p>
      <text:p text:style-name="P20">LSD-сортировка, 32 символа, средний случай.</text:p>
      <text:p text:style-name="Standard"/>
      <text:p text:style-name="P13"><draw:frame draw:style-name="fr3" draw:name="Объект5" text:anchor-type="paragraph" svg:width="9.733cm" svg:height="4.256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3"/>
      <text:p text:style-name="P13"><draw:frame draw:style-name="fr3" draw:name="Объект6" text:anchor-type="paragraph" svg:width="16.011cm" svg:height="9.006cm" draw:z-index="5"><draw:object xlink:href="./Object 6" xlink:type="simple" xlink:show="embed" xlink:actuate="onLoad"/><draw:image xlink:href="./ObjectReplacements/Object 6" xlink:type="simple" xlink:show="embed" xlink:actuate="onLoad"/></draw:frame>Рис. 3.</text:p>
      <text:p text:style-name="P13"/>
      <text:p text:style-name="P26"/>
      <text:p text:style-name="Standard"/>
      <text:p text:style-name="P20">LSD-сортировка, худший случай, 32 символа.</text:p>
      <text:p text:style-name="Standard"/>
      <text:p text:style-name="Standard"><draw:frame draw:style-name="fr3" draw:name="Объект7" text:anchor-type="paragraph" svg:width="9.733cm" svg:height="4.256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<draw:frame draw:style-name="fr2" draw:name="Объект8" text:anchor-type="paragraph" svg:width="16cm" svg:height="8.999cm" draw:z-index="7"><draw:object xlink:href="./Object 8" xlink:type="simple" xlink:show="embed" xlink:actuate="onLoad"/><draw:image xlink:href="./ObjectReplacements/Object 8" xlink:type="simple" xlink:show="embed" xlink:actuate="onLoad"/></draw:frame><text:soft-page-break/></text:p>
      <text:p text:style-name="P13">Рис. 4.</text:p>
      <text:p text:style-name="P13"/>
      <text:p text:style-name="P20">LSD-сортировка, 4 символа, средний случай.</text:p>
      <text:p text:style-name="Standard"/>
      <text:p text:style-name="Standard"><draw:frame draw:style-name="fr3" draw:name="Объект9" text:anchor-type="paragraph" svg:width="7.692cm" svg:height="3.861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3"><draw:frame draw:style-name="fr4" draw:name="Объект10" text:anchor-type="paragraph" svg:width="16cm" svg:height="8.999cm" draw:z-index="9"><draw:object xlink:href="./Object 10" xlink:type="simple" xlink:show="embed" xlink:actuate="onLoad"/><draw:image xlink:href="./ObjectReplacements/Object 10" xlink:type="simple" xlink:show="embed" xlink:actuate="onLoad"/></draw:frame>Рис. 5</text:p>
      <text:p text:style-name="P13"><text:soft-page-break/></text:p>
      <text:p text:style-name="P26"/>
      <text:p text:style-name="Standard"/>
      <text:p text:style-name="P20">LSD-сортировка, худший случай, 4 символа.</text:p>
      <text:p text:style-name="Standard"/>
      <text:p text:style-name="Standard"/>
      <text:p text:style-name="Standard"><draw:frame draw:style-name="fr3" draw:name="Объект11" text:anchor-type="paragraph" svg:width="7.493cm" svg:height="3.861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/>
      <text:p text:style-name="Standard"/>
      <text:p text:style-name="Standard"><draw:frame draw:style-name="fr4" draw:name="Объект12" text:anchor-type="paragraph" svg:width="16cm" svg:height="8.999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3">Рис. 6.</text:p>
      <text:p text:style-name="P13"/>
      <text:p text:style-name="P13"><draw:frame draw:style-name="fr2" draw:name="Объект13" text:anchor-type="paragraph" svg:width="16cm" svg:height="8.999cm" draw:z-index="12"><draw:object xlink:href="./Object 13" xlink:type="simple" xlink:show="embed" xlink:actuate="onLoad"/><draw:image xlink:href="./ObjectReplacements/Object 13" xlink:type="simple" xlink:show="embed" xlink:actuate="onLoad"/></draw:frame><text:soft-page-break/>Рис. 7</text:p>
      <text:p text:style-name="P13"/>
      <text:p text:style-name="P13"/>
      <text:p text:style-name="P13"><draw:frame draw:style-name="fr3" draw:name="Объект14" text:anchor-type="paragraph" svg:width="16cm" svg:height="8.999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3">Рис. 8.</text:p>
      <text:p text:style-name="Standard"/>
      <text:p text:style-name="P16">Полученные экспериментальные оценки полностью соответствуют теоретическим с учётом небольших отклонений. </text:p>
      <text:p text:style-name="Standard"><text:span text:style-name="T1"/></text:p>
      <text:p text:style-name="Standard"><text:span text:style-name="T1"/></text:p>
      <text:p text:style-name="Standard"><text:span text:style-name="T1">Вывод</text:span>: LSD-сортировка <text:span text:style-name="T2">во много раз эффективней обычной сортировки.</text:span></text:p>
      <text:p text:style-name="P16"/>
      <text:p text:style-name="P16"/>
      <text:h text:style-name="Heading_20_3" text:outline-level="3"><text:soft-page-break/>Листинг тестирования</text:h>
      <text:p text:style-name="P25">#include &lt;iostream&gt;</text:p>
      <text:p text:style-name="P25">#include &lt;cstring&gt;</text:p>
      <text:p text:style-name="P25">#include "myvector.h"</text:p>
      <text:p text:style-name="P25"/>
      <text:p text:style-name="P25">using namespace std;</text:p>
      <text:p text:style-name="P25"/>
      <text:p text:style-name="P25">#define TAB "\t"</text:p>
      <text:p text:style-name="P25"/>
      <text:p text:style-name="P25">void middle_case_init(Vector&lt;int&gt; &amp;v) {</text:p>
      <text:p text:style-name="P25"><text:tab/>v.random_init();</text:p>
      <text:p text:style-name="P25">}</text:p>
      <text:p text:style-name="P25"/>
      <text:p text:style-name="P25">void worst_case_init(Vector&lt;int&gt; &amp;v) {</text:p>
      <text:p text:style-name="P25"><text:tab/></text:p>
      <text:p text:style-name="P25"><text:tab/>Vector&lt;int&gt;::Iterator iter(&amp;v);</text:p>
      <text:p text:style-name="P25"><text:tab/>iter.begin();</text:p>
      <text:p text:style-name="P25"><text:tab/>for(int i=(v.size() - 1); i &gt;=0; i--){</text:p>
      <text:p text:style-name="P25"><text:tab/><text:tab/>*iter = i;</text:p>
      <text:p text:style-name="P25"><text:tab/><text:tab/>iter.next();</text:p>
      <text:p text:style-name="P25"><text:tab/>}</text:p>
      <text:p text:style-name="P25">}</text:p>
      <text:p text:style-name="P25"/>
      <text:p text:style-name="P25">void (*vector_init)(Vector&lt;int&gt; &amp;v);</text:p>
      <text:p text:style-name="P25"/>
      <text:p text:style-name="P25">int main(int argc, char **argv){</text:p>
      <text:p text:style-name="P25"><text:tab/></text:p>
      <text:p text:style-name="P25"><text:tab/>if (argc &gt;= 2 &amp;&amp; strcmp("middle", argv[1]) == 0) {</text:p>
      <text:p text:style-name="P25"><text:tab/><text:tab/>vector_init = &amp;middle_case_init;</text:p>
      <text:p text:style-name="P25"><text:tab/></text:p>
      <text:p text:style-name="P25"><text:tab/>} else if (argc &gt;= 2 &amp;&amp; strcmp("worst", argv[1]) == 0) {</text:p>
      <text:p text:style-name="P25"><text:tab/><text:tab/>vector_init = &amp;worst_case_init;</text:p>
      <text:p text:style-name="P25"><text:tab/><text:tab/></text:p>
      <text:p text:style-name="P25"><text:tab/>} else {</text:p>
      <text:p text:style-name="P25"><text:tab/><text:tab/>cerr &lt;&lt; "error: bad argument" &lt;&lt; endl;</text:p>
      <text:p text:style-name="P25"><text:tab/><text:tab/>cerr &lt;&lt; "help: " &lt;&lt; argv[0] &lt;&lt; " middle|worst" &lt;&lt; endl;</text:p>
      <text:p text:style-name="P25"><text:tab/><text:tab/>return 0;</text:p>
      <text:p text:style-name="P25"><text:tab/>}</text:p>
      <text:p text:style-name="P25"><text:tab/></text:p>
      <text:p text:style-name="P25"><text:tab/>Vector&lt;int&gt; v;</text:p>
      <text:p text:style-name="P25"><text:tab/>Vector&lt;int&gt;::Iterator iter(&amp;v);</text:p>
      <text:p text:style-name="P25"><text:tab/>int c, e, //comparisons and exchanges</text:p>
      <text:p text:style-name="P25"><text:tab/> <text:s text:c="3"/>da; // amount increment</text:p>
      <text:p text:style-name="P25"><text:tab/></text:p>
      <text:p text:style-name="P25"><text:tab/>cout &lt;&lt; "Amount" TAB "Comp." TAB "Exch." TAB "Total" TAB "Theory" &lt;&lt; endl;</text:p>
      <text:p text:style-name="P25"><text:tab/>for(int amount=1000; amount &lt;= 8000; amount+=1000){</text:p>
      <text:p text:style-name="P25"><text:tab/><text:tab/></text:p>
      <text:p text:style-name="P25"><text:tab/><text:tab/>v.resize(amount);</text:p>
      <text:p text:style-name="P25"><text:tab/><text:tab/></text:p>
      <text:p text:style-name="P25"><text:tab/><text:tab/>(*vector_init)(v);</text:p>
      <text:p text:style-name="P25"><text:tab/><text:tab/></text:p>
      <text:p text:style-name="P25"><text:tab/><text:tab/>v.bubble_sort();</text:p>
      <text:p text:style-name="P25"><text:tab/><text:tab/></text:p>
      <text:p text:style-name="P25"><text:tab/><text:tab/>c = v.get_comparison_num();</text:p>
      <text:p text:style-name="P25"><text:tab/><text:tab/>e = v.get_exchange_num();</text:p>
      <text:p text:style-name="P25"><text:tab/><text:tab/></text:p>
      <text:p text:style-name="P25"><text:tab/><text:tab/>cout &lt;&lt; v.size() &lt;&lt; TAB &lt;&lt; c &lt;&lt; TAB &lt;&lt; e &lt;&lt; TAB &lt;&lt; c+e &lt;&lt; TAB &lt;&lt; v.size() * v.size() &lt;&lt; endl;</text:p>
      <text:p text:style-name="P25"><text:tab/>}</text:p>
      <text:p text:style-name="P25"><text:tab/></text:p>
      <text:p text:style-name="P25"><text:tab/>return 0;</text:p>
      <text:p text:style-name="P25">}</text:p>
      <text:h text:style-name="Heading_20_3" text:outline-level="3"><text:soft-page-break/>Листинг класса АТД «Вектор»</text:h>
      <text:p text:style-name="P25">#ifndef MYVECTOR_H</text:p>
      <text:p text:style-name="P25">#define MYVECTOR_H</text:p>
      <text:p text:style-name="P25"/>
      <text:p text:style-name="P25">#ifndef IAMREMEMBER</text:p>
      <text:p text:style-name="P25"><text:tab/>#warning "Don't remember to include `srand((unsigned) time(0))` in `main` function"</text:p>
      <text:p text:style-name="P25">#endif</text:p>
      <text:p text:style-name="P25"/>
      <text:p text:style-name="P25">#include &lt;iostream&gt;</text:p>
      <text:p text:style-name="P25">using namespace std;</text:p>
      <text:p text:style-name="P25"/>
      <text:p text:style-name="P25">#include &lt;ctime&gt;</text:p>
      <text:p text:style-name="P25">#include &lt;cstdlib&gt;</text:p>
      <text:p text:style-name="P25">#include &lt;cmath&gt;</text:p>
      <text:p text:style-name="P25"/>
      <text:p text:style-name="P25">template &lt;typename T&gt;</text:p>
      <text:p text:style-name="P25">class Vector {</text:p>
      <text:p text:style-name="P25"><text:tab/>T *arr;</text:p>
      <text:p text:style-name="P25"><text:tab/>int cur_size; // current amount of objects in vector</text:p>
      <text:p text:style-name="P25"/>
      <text:p text:style-name="P25"><text:tab/>int comparison_num; // number of comparisons</text:p>
      <text:p text:style-name="P25"><text:tab/>int exchange_num; // number of exchanges</text:p>
      <text:p text:style-name="P25"><text:tab/></text:p>
      <text:p text:style-name="P25"><text:tab/>void _qsort(int l, int r);</text:p>
      <text:p text:style-name="P25"/>
      <text:p text:style-name="P25"><text:tab/></text:p>
      <text:p text:style-name="P25"><text:tab/>public:</text:p>
      <text:p text:style-name="P25"><text:tab/>Vector(unsigned int size=10); // constructor, initial size of array = 10</text:p>
      <text:p text:style-name="P25"><text:tab/>~Vector(); // destructor</text:p>
      <text:p text:style-name="P25"><text:tab/>int size(); // current size of array</text:p>
      <text:p text:style-name="P25"><text:tab/>T&amp; operator[](int i);</text:p>
      <text:p text:style-name="P25"><text:tab/>bool resize(int new_size); // change size of array</text:p>
      <text:p text:style-name="P25"><text:tab/>void random_init(); // make random numbers in array values</text:p>
      <text:p text:style-name="P25"/>
      <text:p text:style-name="P25"><text:tab/>void bubble_sort();</text:p>
      <text:p text:style-name="P25"><text:tab/>void lsd_sort(const int);</text:p>
      <text:p text:style-name="P25"><text:tab/>void quick_recursion_sort();</text:p>
      <text:p text:style-name="P25"><text:tab/>int get_comparison_num() { return comparison_num; }</text:p>
      <text:p text:style-name="P25"><text:tab/>int get_exchange_num() {return exchange_num; }</text:p>
      <text:p text:style-name="P25"/>
      <text:p text:style-name="P25"><text:tab/>template &lt;typename M&gt; friend ostream&amp; operator&lt;&lt; (ostream &amp;O, const Vector&lt;M&gt; &amp;v);</text:p>
      <text:p text:style-name="P25"/>
      <text:p text:style-name="P25"><text:tab/>class Iterator {</text:p>
      <text:p text:style-name="P25"><text:tab/><text:tab/>Vector&lt;T&gt; *ptr;</text:p>
      <text:p text:style-name="P25"><text:tab/><text:tab/>int current_index;</text:p>
      <text:p text:style-name="P25"><text:tab/><text:tab/></text:p>
      <text:p text:style-name="P25"><text:tab/><text:tab/>public:</text:p>
      <text:p text:style-name="P25"><text:tab/><text:tab/>Iterator(Vector&lt;T&gt; *); // constructor</text:p>
      <text:p text:style-name="P25"><text:tab/><text:tab/>T&amp; begin(); // set iterator to first element of vector</text:p>
      <text:p text:style-name="P25"><text:tab/><text:tab/>T&amp; end(); // set iterator to last element</text:p>
      <text:p text:style-name="P25"><text:tab/><text:tab/>bool next(); </text:p>
      <text:p text:style-name="P25"><text:tab/><text:tab/>bool prev();</text:p>
      <text:p text:style-name="P25"><text:tab/><text:tab/>bool on_end_boundary();</text:p>
      <text:p text:style-name="P25"><text:tab/><text:tab/>bool on_start_boundary();</text:p>
      <text:p text:style-name="P25"><text:tab/><text:tab/>T&amp; operator*(); // access to data of current element</text:p>
      <text:p text:style-name="P25"><text:tab/><text:tab/>T&amp; operator++(int);</text:p>
      <text:p text:style-name="P25"><text:tab/><text:tab/>T&amp; operator--(int);</text:p>
      <text:p text:style-name="P25"><text:tab/>};</text:p>
      <text:p text:style-name="P25"><text:tab/>friend class Iterator;</text:p>
      <text:p text:style-name="P25">};</text:p>
      <text:p text:style-name="P25"/>
      <text:p text:style-name="P25"><text:soft-page-break/>// Iterator functions</text:p>
      <text:p text:style-name="P25">template &lt;typename T&gt; Vector&lt;T&gt;::Iterator::Iterator(Vector&lt;T&gt; *v) {</text:p>
      <text:p text:style-name="P25"><text:tab/>ptr = v;</text:p>
      <text:p text:style-name="P25"><text:tab/>current_index = 0;</text:p>
      <text:p text:style-name="P25">}</text:p>
      <text:p text:style-name="P25"/>
      <text:p text:style-name="P25">template &lt;typename T&gt; bool Vector&lt;T&gt;::Iterator::on_start_boundary() {</text:p>
      <text:p text:style-name="P25"><text:tab/>return (current_index == 0);</text:p>
      <text:p text:style-name="P25">}</text:p>
      <text:p text:style-name="P25"/>
      <text:p text:style-name="P25">template &lt;typename T&gt; bool Vector&lt;T&gt;::Iterator::on_end_boundary() {</text:p>
      <text:p text:style-name="P25"><text:tab/>return (current_index == (ptr-&gt;cur_size - 1));</text:p>
      <text:p text:style-name="P25">}</text:p>
      <text:p text:style-name="P25"/>
      <text:p text:style-name="P25">template &lt;typename T&gt; T&amp; Vector&lt;T&gt;::Iterator::begin(){</text:p>
      <text:p text:style-name="P25"><text:tab/>current_index = 0;</text:p>
      <text:p text:style-name="P25"><text:tab/></text:p>
      <text:p text:style-name="P25"><text:tab/>return ptr-&gt;arr[current_index];</text:p>
      <text:p text:style-name="P25">}</text:p>
      <text:p text:style-name="P25"/>
      <text:p text:style-name="P25">template &lt;typename T&gt; T&amp; Vector&lt;T&gt;::Iterator::end(){</text:p>
      <text:p text:style-name="P25"><text:tab/>current_index = ptr-&gt;cur_size - 1;</text:p>
      <text:p text:style-name="P25"><text:tab/></text:p>
      <text:p text:style-name="P25"><text:tab/>return ptr-&gt;arr[current_index];</text:p>
      <text:p text:style-name="P25">}</text:p>
      <text:p text:style-name="P25"/>
      <text:p text:style-name="P25">template &lt;typename T&gt; bool Vector&lt;T&gt;::Iterator::next() {</text:p>
      <text:p text:style-name="P25"><text:tab/>if (current_index != (ptr-&gt;cur_size - 1)) {</text:p>
      <text:p text:style-name="P25"><text:tab/><text:tab/>current_index++;</text:p>
      <text:p text:style-name="P25"><text:tab/><text:tab/>return true;</text:p>
      <text:p text:style-name="P25"><text:tab/>} else {</text:p>
      <text:p text:style-name="P25"><text:tab/><text:tab/>return false;</text:p>
      <text:p text:style-name="P25"><text:tab/>}</text:p>
      <text:p text:style-name="P25">}</text:p>
      <text:p text:style-name="P25"/>
      <text:p text:style-name="P25">template &lt;typename T&gt; bool Vector&lt;T&gt;::Iterator::prev(){</text:p>
      <text:p text:style-name="P25"><text:tab/>if (current_index != 0) {</text:p>
      <text:p text:style-name="P25"><text:tab/><text:tab/>current_index--;</text:p>
      <text:p text:style-name="P25"><text:tab/><text:tab/>return true;</text:p>
      <text:p text:style-name="P25"><text:tab/>} else {</text:p>
      <text:p text:style-name="P25"><text:tab/><text:tab/>return false;</text:p>
      <text:p text:style-name="P25"><text:tab/>}</text:p>
      <text:p text:style-name="P25">}</text:p>
      <text:p text:style-name="P25"/>
      <text:p text:style-name="P25">template &lt;typename T&gt; T&amp; Vector&lt;T&gt;::Iterator::operator*(){</text:p>
      <text:p text:style-name="P25"><text:tab/>return ptr-&gt;arr[current_index];</text:p>
      <text:p text:style-name="P25">}</text:p>
      <text:p text:style-name="P25"/>
      <text:p text:style-name="P25">template &lt;typename T&gt; T&amp; Vector&lt;T&gt;::Iterator::operator++(int i) {</text:p>
      <text:p text:style-name="P25"><text:tab/>this-&gt;next();</text:p>
      <text:p text:style-name="P25"><text:tab/>return **this;</text:p>
      <text:p text:style-name="P25">}</text:p>
      <text:p text:style-name="P25"/>
      <text:p text:style-name="P25">template &lt;typename T&gt; T&amp; Vector&lt;T&gt;::Iterator::operator--(int i) {</text:p>
      <text:p text:style-name="P25"><text:tab/>this-&gt;prev();</text:p>
      <text:p text:style-name="P25"><text:tab/>return **this;</text:p>
      <text:p text:style-name="P25">}</text:p>
      <text:p text:style-name="P25"/>
      <text:p text:style-name="P25">// Vector functions</text:p>
      <text:p text:style-name="P25">template &lt;typename T&gt; Vector&lt;T&gt;::Vector(unsigned int size){</text:p>
      <text:p text:style-name="P25"><text:tab/></text:p>
      <text:p text:style-name="P25"><text:tab/>arr = new T[size];</text:p>
      <text:p text:style-name="P25"><text:tab/>cur_size = size;</text:p>
      <text:p text:style-name="P25"><text:tab/></text:p>
      <text:p text:style-name="P25"><text:soft-page-break/><text:tab/>comparison_num = exchange_num = 0;</text:p>
      <text:p text:style-name="P25">}</text:p>
      <text:p text:style-name="P25"/>
      <text:p text:style-name="P25">template &lt;typename T&gt; Vector&lt;T&gt;::~Vector(){</text:p>
      <text:p text:style-name="P25"><text:tab/>delete [] arr;</text:p>
      <text:p text:style-name="P25">}</text:p>
      <text:p text:style-name="P25"/>
      <text:p text:style-name="P25">template &lt;typename T&gt; int Vector&lt;T&gt;::size(){</text:p>
      <text:p text:style-name="P25"><text:tab/>return this-&gt;cur_size;</text:p>
      <text:p text:style-name="P25">}</text:p>
      <text:p text:style-name="P25"/>
      <text:p text:style-name="P25">template &lt;typename T&gt; T&amp; Vector&lt;T&gt;::operator[](int i){</text:p>
      <text:p text:style-name="P25"><text:tab/>if (i &lt; 0 || i &gt;= cur_size) {</text:p>
      <text:p text:style-name="P25"><text:tab/><text:tab/>throw "Bad array index";</text:p>
      <text:p text:style-name="P25"><text:tab/>}</text:p>
      <text:p text:style-name="P25"/>
      <text:p text:style-name="P25"><text:tab/>return arr[i];</text:p>
      <text:p text:style-name="P25">}</text:p>
      <text:p text:style-name="P25"/>
      <text:p text:style-name="P25">template &lt;typename T&gt; bool Vector&lt;T&gt;::resize(int new_size) {</text:p>
      <text:p text:style-name="P25"><text:tab/>if (new_size &lt;= 0) {</text:p>
      <text:p text:style-name="P25"><text:tab/><text:tab/>throw "Wrong parameter of vector function `resize`";</text:p>
      <text:p text:style-name="P25"><text:tab/>}</text:p>
      <text:p text:style-name="P25"/>
      <text:p text:style-name="P25"><text:tab/>T *tmp;</text:p>
      <text:p text:style-name="P25"><text:tab/>tmp = new T[new_size];</text:p>
      <text:p text:style-name="P25"/>
      <text:p text:style-name="P25"><text:tab/>int min_size = cur_size &lt; new_size ? cur_size : new_size; </text:p>
      <text:p text:style-name="P25"/>
      <text:p text:style-name="P25"><text:tab/>for(int i = 0; i &lt; min_size; i++) {</text:p>
      <text:p text:style-name="P25"><text:tab/><text:tab/>tmp[i] = arr[i];</text:p>
      <text:p text:style-name="P25"><text:tab/>}</text:p>
      <text:p text:style-name="P25"/>
      <text:p text:style-name="P25"><text:tab/>delete [] arr;</text:p>
      <text:p text:style-name="P25"><text:tab/>arr = tmp;</text:p>
      <text:p text:style-name="P25"><text:tab/>cur_size = new_size;</text:p>
      <text:p text:style-name="P25"/>
      <text:p text:style-name="P25"><text:tab/>return true;</text:p>
      <text:p text:style-name="P25">}</text:p>
      <text:p text:style-name="P25"/>
      <text:p text:style-name="P25">template &lt;typename T&gt; void Vector&lt;T&gt;::random_init(){</text:p>
      <text:p text:style-name="P25"/>
      <text:p text:style-name="P25"><text:tab/>for(int i = 0; i &lt; cur_size; i++){</text:p>
      <text:p text:style-name="P25"><text:tab/><text:tab/>arr[i] = rand();</text:p>
      <text:p text:style-name="P25"><text:tab/>}</text:p>
      <text:p text:style-name="P25">}</text:p>
      <text:p text:style-name="P25"/>
      <text:p text:style-name="P25">template &lt;typename T&gt; void Vector&lt;T&gt;::bubble_sort(){</text:p>
      <text:p text:style-name="P25"/>
      <text:p text:style-name="P25"><text:tab/>T temp;</text:p>
      <text:p text:style-name="P25"><text:tab/></text:p>
      <text:p text:style-name="P25"><text:tab/>comparison_num = exchange_num = 0;</text:p>
      <text:p text:style-name="P25"/>
      <text:p text:style-name="P25"><text:tab/>for(int i=0; i &lt; this-&gt;cur_size - 1; i++) {</text:p>
      <text:p text:style-name="P25"><text:tab/><text:tab/>for(int j = this-&gt;cur_size - 1; i &lt; j; j--) {</text:p>
      <text:p text:style-name="P25"><text:tab/><text:tab/><text:tab/>comparison_num++;</text:p>
      <text:p text:style-name="P25"><text:tab/><text:tab/><text:tab/>if (arr[j-1] &gt; arr[j]){ </text:p>
      <text:p text:style-name="P25"><text:tab/><text:tab/><text:tab/><text:tab/>temp = arr[j]; </text:p>
      <text:p text:style-name="P25"><text:tab/><text:tab/><text:tab/><text:tab/>arr[j] = arr[j-1]; </text:p>
      <text:p text:style-name="P25"><text:tab/><text:tab/><text:tab/><text:tab/>arr[j-1] = temp; exchange_num++;</text:p>
      <text:p text:style-name="P25"><text:tab/><text:tab/><text:tab/>}</text:p>
      <text:p text:style-name="P25"><text:tab/><text:tab/>}</text:p>
      <text:p text:style-name="P25"><text:tab/>}</text:p>
      <text:p text:style-name="P25">}</text:p>
      <text:p text:style-name="P25"><text:soft-page-break/></text:p>
      <text:p text:style-name="P25">template &lt;typename T&gt; void Vector&lt;T&gt;::quick_recursion_sort(){</text:p>
      <text:p text:style-name="P25"><text:tab/>comparison_num = exchange_num = 0;</text:p>
      <text:p text:style-name="P25"><text:tab/>_qsort(0, this-&gt;size() - 1);</text:p>
      <text:p text:style-name="P25">}</text:p>
      <text:p text:style-name="P25"/>
      <text:p text:style-name="P25">template &lt;typename T&gt; void Vector&lt;T&gt;::lsd_sort(const int R =16) {</text:p>
      <text:p text:style-name="P25"><text:tab/>comparison_num = exchange_num = 0;</text:p>
      <text:p text:style-name="P25"><text:tab/></text:p>
      <text:p text:style-name="P25"><text:tab/>// input param test</text:p>
      <text:p text:style-name="P25"><text:tab/>double _ = log2(R);</text:p>
      <text:p text:style-name="P25"><text:tab/></text:p>
      <text:p text:style-name="P25"><text:tab/>if ( (_ - (int)_ ) &gt; 0) {</text:p>
      <text:p text:style-name="P25"><text:tab/><text:tab/>throw "Radix is not a power of 2!!!";</text:p>
      <text:p text:style-name="P25"><text:tab/>}</text:p>
      <text:p text:style-name="P25"><text:tab/></text:p>
      <text:p text:style-name="P25"><text:tab/>// vars</text:p>
      <text:p text:style-name="P25"><text:tab/>int d; // number of current digit</text:p>
      <text:p text:style-name="P25"><text:tab/>T *C = new T[this-&gt;cur_size]; // helper array for buckets</text:p>
      <text:p text:style-name="P25"><text:tab/></text:p>
      <text:p text:style-name="P25"><text:tab/>int k = sizeof(T) * 8 / log2(R); // maximum amount of digits in element</text:p>
      <text:p text:style-name="P25"><text:tab/></text:p>
      <text:p text:style-name="P25"><text:tab/>// helper, extraction of digit no. d</text:p>
      <text:p text:style-name="P25"><text:tab/>class H {</text:p>
      <text:p text:style-name="P25"><text:tab/><text:tab/>public:</text:p>
      <text:p text:style-name="P25"><text:tab/><text:tab/>static int digit(const T v, int d, int R) {</text:p>
      <text:p text:style-name="P25"><text:tab/><text:tab/><text:tab/>d = -(d - (sizeof(T) * 8 / log2(R) - 1));</text:p>
      <text:p text:style-name="P25"><text:tab/><text:tab/><text:tab/>return (v &gt;&gt; ((int)log2(R) * d)) % R;</text:p>
      <text:p text:style-name="P25"><text:tab/><text:tab/>}</text:p>
      <text:p text:style-name="P25"><text:tab/>};</text:p>
      <text:p text:style-name="P25"><text:tab/></text:p>
      <text:p text:style-name="P25"><text:tab/>for(d = k - 1; d &gt;= 0; d--) {</text:p>
      <text:p text:style-name="P25"><text:tab/><text:tab/></text:p>
      <text:p text:style-name="P25"><text:tab/><text:tab/>T count[R]; // counter of each bucket size</text:p>
      <text:p text:style-name="P25"><text:tab/><text:tab/>for(int i = 0; i &lt; R; i++) {</text:p>
      <text:p text:style-name="P25"><text:tab/><text:tab/><text:tab/>count[i] = 0;</text:p>
      <text:p text:style-name="P25"><text:tab/><text:tab/>}</text:p>
      <text:p text:style-name="P25"><text:tab/><text:tab/></text:p>
      <text:p text:style-name="P25"><text:tab/><text:tab/>int j = 0;</text:p>
      <text:p text:style-name="P25"><text:tab/><text:tab/>for(int i = 0; i &lt; this-&gt;cur_size; i++) {</text:p>
      <text:p text:style-name="P25"><text:tab/><text:tab/><text:tab/>j = H::digit(arr[i], d, R);</text:p>
      <text:p text:style-name="P25"><text:tab/><text:tab/><text:tab/>comparison_num++;</text:p>
      <text:p text:style-name="P25"><text:tab/><text:tab/><text:tab/>count[j+1]++;</text:p>
      <text:p text:style-name="P25"><text:tab/><text:tab/>}</text:p>
      <text:p text:style-name="P25"><text:tab/><text:tab/></text:p>
      <text:p text:style-name="P25"><text:tab/><text:tab/>for(int r = 1; r &lt; R; r++)</text:p>
      <text:p text:style-name="P25"><text:tab/><text:tab/><text:tab/>count[r]+= count[r-1];</text:p>
      <text:p text:style-name="P25"><text:tab/><text:tab/></text:p>
      <text:p text:style-name="P25"><text:tab/><text:tab/>j = 0;</text:p>
      <text:p text:style-name="P25"><text:tab/><text:tab/>for(int i = 0; i &lt; this-&gt;cur_size; i++) {</text:p>
      <text:p text:style-name="P25"><text:tab/><text:tab/><text:tab/>j = H::digit(this-&gt;arr[i], d, R);</text:p>
      <text:p text:style-name="P25"><text:tab/><text:tab/><text:tab/>comparison_num++;</text:p>
      <text:p text:style-name="P25"><text:tab/><text:tab/><text:tab/>C[count[j]++] = this-&gt;arr[i];</text:p>
      <text:p text:style-name="P25"><text:tab/><text:tab/><text:tab/>exchange_num++;</text:p>
      <text:p text:style-name="P25"><text:tab/><text:tab/>}</text:p>
      <text:p text:style-name="P25"><text:tab/><text:tab/></text:p>
      <text:p text:style-name="P25"><text:tab/><text:tab/>for (int i = 0; i &lt; this-&gt;cur_size; i++) {</text:p>
      <text:p text:style-name="P25"><text:tab/><text:tab/><text:tab/>this-&gt;arr[i] = C[i];</text:p>
      <text:p text:style-name="P25"><text:tab/><text:tab/><text:tab/>exchange_num++;</text:p>
      <text:p text:style-name="P25"><text:tab/><text:tab/>}</text:p>
      <text:p text:style-name="P25"><text:tab/>}</text:p>
      <text:p text:style-name="P25"><text:tab/> </text:p>
      <text:p text:style-name="P25"><text:tab/>delete [] C;</text:p>
      <text:p text:style-name="P25">}</text:p>
      <text:p text:style-name="P25"><text:soft-page-break/></text:p>
      <text:p text:style-name="P25">template &lt;typename T&gt; void Vector&lt;T&gt;::_qsort(int left, int right){</text:p>
      <text:p text:style-name="P25"/>
      <text:p text:style-name="P25"><text:tab/>int i, j;</text:p>
      <text:p text:style-name="P25"><text:tab/>T x;</text:p>
      <text:p text:style-name="P25"><text:s/></text:p>
      <text:p text:style-name="P25"><text:tab/>i = left; j = right;</text:p>
      <text:p text:style-name="P25"><text:tab/>x = arr[(left+right)/2];</text:p>
      <text:p text:style-name="P25"><text:s/></text:p>
      <text:p text:style-name="P25"><text:tab/>do {</text:p>
      <text:p text:style-name="P25"><text:tab/><text:tab/>while((arr[i] &lt; x) &amp;&amp; (i &lt; right)) {i++; comparison_num++;} comparison_num++;</text:p>
      <text:p text:style-name="P25"><text:tab/><text:tab/>while((x &lt; arr[j]) &amp;&amp; (j &gt; left)) {j--; comparison_num++;} comparison_num++;</text:p>
      <text:p text:style-name="P25"><text:s/></text:p>
      <text:p text:style-name="P25"><text:tab/><text:tab/>if(i &lt;= j) {</text:p>
      <text:p text:style-name="P25"><text:tab/><text:tab/><text:tab/>T tmp;</text:p>
      <text:p text:style-name="P25"><text:tab/><text:tab/><text:tab/>tmp = arr[i]; </text:p>
      <text:p text:style-name="P25"><text:tab/><text:tab/><text:tab/>arr[i] = arr[j];</text:p>
      <text:p text:style-name="P25"><text:tab/><text:tab/><text:tab/>arr[j] = tmp; exchange_num++;</text:p>
      <text:p text:style-name="P25"><text:tab/><text:tab/><text:tab/>i++; j--;</text:p>
      <text:p text:style-name="P25"><text:tab/><text:tab/>}</text:p>
      <text:p text:style-name="P25"><text:tab/>} while(i &lt;= j);</text:p>
      <text:p text:style-name="P25"><text:s/></text:p>
      <text:p text:style-name="P25"><text:tab/>if(left &lt; j) _qsort(left, j);</text:p>
      <text:p text:style-name="P25"><text:tab/>if(i &lt; right) _qsort(i, right);</text:p>
      <text:p text:style-name="P25"><text:tab/></text:p>
      <text:p text:style-name="P25">}</text:p>
      <text:p text:style-name="P25"/>
      <text:p text:style-name="P25">template &lt;typename M&gt; ostream&amp; operator&lt;&lt; (ostream &amp;o, const Vector&lt;M&gt; &amp;v) {</text:p>
      <text:p text:style-name="P25"><text:tab/>for (int i = 0 ; i &lt; v.cur_size ; i++) {</text:p>
      <text:p text:style-name="P25"><text:s text:c="24"/>o &lt;&lt; v.arr[i] &lt;&lt; " ";</text:p>
      <text:p text:style-name="P25"><text:tab/>}</text:p>
      <text:p text:style-name="P25"/>
      <text:p text:style-name="P25"><text:tab/>o &lt;&lt; endl;</text:p>
      <text:p text:style-name="P25"><text:tab/></text:p>
      <text:p text:style-name="P25"><text:tab/>return o;</text:p>
      <text:p text:style-name="P25">}</text:p>
      <text:p text:style-name="P25">#endi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14pt" style:font-size-asian="14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Пункт" style:family="paragraph" style:next-style-name="Standard">
      <style:paragraph-properties fo:margin-top="0.635cm" fo:margin-bottom="0.212cm" fo:orphans="2" fo:widows="2"/>
      <style:text-properties style:use-window-font-color="true" style:font-name="Times New Roman" fo:font-size="14pt" fo:language="ru" fo:country="RU" fo:font-weight="bold" style:font-name-asian="Times New Roman" style:font-size-asian="14pt" style:font-weight-asian="bold" style:font-name-complex="Times New Roman" style:font-size-complex="10pt" style:language-complex="ar" style:country-complex="SA" style:font-weight-complex="bold"/>
    </style:style>
    <style:style style:name="Титул" style:family="paragraph">
      <style:paragraph-properties fo:margin="100%" fo:margin-left="8.571cm" fo:margin-right="0cm" fo:margin-top="0.212cm" fo:margin-bottom="0cm" fo:orphans="2" fo:widows="2" fo:text-indent="0cm" style:auto-text-indent="false"/>
      <style:text-properties style:use-window-font-color="true" style:font-name="Times New Roman" fo:font-size="14pt" fo:language="ru" fo:country="RU" fo:font-weight="bold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="100%" fo:margin-left="0cm" fo:margin-right="0cm" fo:line-height="89%" fo:text-align="justify" style:justify-single-word="false" fo:text-indent="0.7cm" style:auto-text-indent="false"/>
      <style:text-properties fo:letter-spacing="-0.007cm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1" style:family="text">
      <style:text-properties style:font-name="Symbol" style:font-name-complex="Symbol"/>
    </style:style>
    <style:style style:name="WW8Num3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7cm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text:list-tab-stop-position="2.009cm" fo:text-indent="-0.635cm" fo:margin-left="2.009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279cm" fo:text-indent="-0.318cm" fo:margin-left="3.27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089cm" fo:text-indent="-0.318cm" fo:margin-left="7.0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629cm" fo:text-indent="-0.635cm" fo:margin-left="9.62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899cm" fo:text-indent="-0.318cm" fo:margin-left="10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01cm" fo:text-indent="-1.27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36cm" fo:text-indent="-0.635cm" fo:margin-left="2.43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706cm" fo:text-indent="-0.318cm" fo:margin-left="3.70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76cm" fo:text-indent="-0.635cm" fo:margin-left="4.97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46cm" fo:text-indent="-0.635cm" fo:margin-left="6.24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516cm" fo:text-indent="-0.318cm" fo:margin-left="7.5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86cm" fo:text-indent="-0.635cm" fo:margin-left="8.7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56cm" fo:text-indent="-0.635cm" fo:margin-left="10.05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326cm" fo:text-indent="-0.318cm" fo:margin-left="11.3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01cm" fo:text-indent="-1.27cm" fo:margin-left="1.8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36cm" fo:text-indent="-0.635cm" fo:margin-left="2.43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706cm" fo:text-indent="-0.318cm" fo:margin-left="3.70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76cm" fo:text-indent="-0.635cm" fo:margin-left="4.97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46cm" fo:text-indent="-0.635cm" fo:margin-left="6.24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516cm" fo:text-indent="-0.318cm" fo:margin-left="7.5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86cm" fo:text-indent="-0.635cm" fo:margin-left="8.7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56cm" fo:text-indent="-0.635cm" fo:margin-left="10.05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326cm" fo:text-indent="-0.318cm" fo:margin-left="11.3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-=-</meta:initial-creator>
    <meta:creation-date>2011-01-30T17:24:00</meta:creation-date>
    <dc:date>2014-02-02T10:10:39</dc:date>
    <meta:editing-cycles>21</meta:editing-cycles>
    <meta:editing-duration>PT16H38M50S</meta:editing-duration>
    <meta:generator>LibreOffice/3.5$Linux_x86 LibreOffice_project/350m1$Build-2</meta:generator>
    <meta:document-statistic meta:table-count="0" meta:image-count="0" meta:object-count="14" meta:page-count="15" meta:paragraph-count="428" meta:word-count="1820" meta:character-count="12948" meta:non-whitespace-character-count="1097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10">
      <style:table-cell-properties fo:border="0.06pt solid #000000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2"/>
        <table:table-row table:style-name="ro1">
          <table:table-cell office:value-type="string">
            <text:p>Amount</text:p>
          </table:table-cell>
          <table:table-cell office:value-type="string">
            <text:p>Comp.</text:p>
          </table:table-cell>
          <table:table-cell office:value-type="string">
            <text:p>Exch.</text:p>
          </table:table-cell>
          <table:table-cell office:value-type="string">
            <text:p>Total</text:p>
          </table:table-cell>
          <table:table-cell office:value-type="string">
            <text:p>Theory</text:p>
          </table:table-cell>
          <table:table-cell table:style-name="ce1" office:value-type="string">
            <text:p>Deviation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499500">
            <text:p>499500</text:p>
          </table:table-cell>
          <table:table-cell office:value-type="float" office:value="255998">
            <text:p>255998</text:p>
          </table:table-cell>
          <table:table-cell office:value-type="float" office:value="755498">
            <text:p>755498</text:p>
          </table:table-cell>
          <table:table-cell office:value-type="float" office:value="1000000">
            <text:p>1000000</text:p>
          </table:table-cell>
          <table:table-cell table:formula="of:=[.D2]/[.E2]" office:value-type="float" office:value="0.755498">
            <text:p>0,755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1999000">
            <text:p>1999000</text:p>
          </table:table-cell>
          <table:table-cell office:value-type="float" office:value="997534">
            <text:p>997534</text:p>
          </table:table-cell>
          <table:table-cell office:value-type="float" office:value="2996534">
            <text:p>2996534</text:p>
          </table:table-cell>
          <table:table-cell office:value-type="float" office:value="4000000">
            <text:p>4000000</text:p>
          </table:table-cell>
          <table:table-cell table:formula="of:=[.D3]/[.E3]" office:value-type="float" office:value="0.7491335">
            <text:p>0,749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4498500">
            <text:p>4498500</text:p>
          </table:table-cell>
          <table:table-cell office:value-type="float" office:value="2239930">
            <text:p>2239930</text:p>
          </table:table-cell>
          <table:table-cell office:value-type="float" office:value="6738430">
            <text:p>6738430</text:p>
          </table:table-cell>
          <table:table-cell office:value-type="float" office:value="9000000">
            <text:p>9000000</text:p>
          </table:table-cell>
          <table:table-cell table:formula="of:=[.D4]/[.E4]" office:value-type="float" office:value="0.748714444444444">
            <text:p>0,749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7998000">
            <text:p>7998000</text:p>
          </table:table-cell>
          <table:table-cell office:value-type="float" office:value="3992089">
            <text:p>3992089</text:p>
          </table:table-cell>
          <table:table-cell office:value-type="float" office:value="11990089">
            <text:p>11990089</text:p>
          </table:table-cell>
          <table:table-cell office:value-type="float" office:value="16000000">
            <text:p>16000000</text:p>
          </table:table-cell>
          <table:table-cell table:formula="of:=[.D5]/[.E5]" office:value-type="float" office:value="0.7493805625">
            <text:p>0,749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12497500">
            <text:p>12497500</text:p>
          </table:table-cell>
          <table:table-cell office:value-type="float" office:value="6173235">
            <text:p>6173235</text:p>
          </table:table-cell>
          <table:table-cell office:value-type="float" office:value="18670735">
            <text:p>18670735</text:p>
          </table:table-cell>
          <table:table-cell office:value-type="float" office:value="25000000">
            <text:p>25000000</text:p>
          </table:table-cell>
          <table:table-cell table:formula="of:=[.D6]/[.E6]" office:value-type="float" office:value="0.7468294">
            <text:p>0,747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17997000">
            <text:p>17997000</text:p>
          </table:table-cell>
          <table:table-cell office:value-type="float" office:value="8935965">
            <text:p>8935965</text:p>
          </table:table-cell>
          <table:table-cell office:value-type="float" office:value="26932965">
            <text:p>26932965</text:p>
          </table:table-cell>
          <table:table-cell office:value-type="float" office:value="36000000">
            <text:p>36000000</text:p>
          </table:table-cell>
          <table:table-cell table:formula="of:=[.D7]/[.E7]" office:value-type="float" office:value="0.748137916666667">
            <text:p>0,748</text:p>
          </table:table-cell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24496500">
            <text:p>24496500</text:p>
          </table:table-cell>
          <table:table-cell office:value-type="float" office:value="12420371">
            <text:p>12420371</text:p>
          </table:table-cell>
          <table:table-cell office:value-type="float" office:value="36916871">
            <text:p>36916871</text:p>
          </table:table-cell>
          <table:table-cell office:value-type="float" office:value="49000000">
            <text:p>49000000</text:p>
          </table:table-cell>
          <table:table-cell table:formula="of:=[.D8]/[.E8]" office:value-type="float" office:value="0.753405530612245">
            <text:p>0,753</text:p>
          </table:table-cell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31996000">
            <text:p>31996000</text:p>
          </table:table-cell>
          <table:table-cell office:value-type="float" office:value="16358544">
            <text:p>16358544</text:p>
          </table:table-cell>
          <table:table-cell office:value-type="float" office:value="48354544">
            <text:p>48354544</text:p>
          </table:table-cell>
          <table:table-cell office:value-type="float" office:value="64000000">
            <text:p>64000000</text:p>
          </table:table-cell>
          <table:table-cell table:formula="of:=[.D9]/[.E9]" office:value-type="float" office:value="0.75553975">
            <text:p>0,75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3.18cm" svg:y="0.315cm" chart:style-name="ch2">
          <text:p>LSD-Сортировка, средний случай, 4 символа</text:p>
        </chart:title>
        <chart:legend chart:legend-position="end" svg:x="12.881cm" svg:y="3.453cm" style:legend-expansion="high" chart:style-name="ch3"/>
        <chart:plot-area chart:style-name="ch4" chart:data-source-has-labels="both" svg:x="0.769cm" svg:y="1.631cm" svg:width="11.475cm" svg:height="6.769cm">
          <chartooo:coordinate-region svg:x="2.131cm" svg:y="1.83cm" svg:width="10.019cm" svg:height="5.923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line">
            <chart:data-point chart:repeated="8"/>
          </chart:series>
          <chart:series chart:style-name="ch8" chart:values-cell-range-address="local-table.$C$2:.$C$9" chart:label-cell-address="local-table.$C$1" chart:class="chart:line">
            <chart:data-point chart:repeated="8"/>
          </chart:series>
          <chart:series chart:style-name="ch9" chart:values-cell-range-address="local-table.$D$2:.$D$9" chart:label-cell-address="local-table.$D$1" chart:class="chart:line">
            <chart:data-point chart:repeated="8"/>
          </chart:series>
          <chart:series chart:style-name="ch10" chart:values-cell-range-address="local-table.$E$2:.$E$9" chart:label-cell-address="local-table.$E$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.</text:p>
              </table:table-cell>
              <table:table-cell office:value-type="string">
                <text:p>Exch.</text:p>
              </table:table-cell>
              <table:table-cell office:value-type="string">
                <text:p>Total</text:p>
              </table:table-cell>
              <table:table-cell office:value-type="string">
                <text:p>Theory, 4*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16000">
                <text:p>16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32000">
                <text:p>32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0">
                <text:p>24000</text:p>
              </table:table-cell>
              <table:table-cell office:value-type="float" office:value="24000">
                <text:p>24000</text:p>
              </table:table-cell>
              <table:table-cell office:value-type="float" office:value="48000">
                <text:p>4800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64000">
                <text:p>64000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80000">
                <text:p>80000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00">
                <text:p>48000</text:p>
              </table:table-cell>
              <table:table-cell office:value-type="float" office:value="48000">
                <text:p>48000</text:p>
              </table:table-cell>
              <table:table-cell office:value-type="float" office:value="96000">
                <text:p>96000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000">
                <text:p>56000</text:p>
              </table:table-cell>
              <table:table-cell office:value-type="float" office:value="56000">
                <text:p>56000</text:p>
              </table:table-cell>
              <table:table-cell office:value-type="float" office:value="112000">
                <text:p>112000</text:p>
              </table:table-cell>
              <table:table-cell office:value-type="float" office:value="28000">
                <text:p>28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128000">
                <text:p>128000</text:p>
              </table:table-cell>
              <table:table-cell office:value-type="float" office:value="32000">
                <text:p>3200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9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>
            <text:p>Amount</text:p>
          </table:table-cell>
          <table:table-cell office:value-type="string">
            <text:p>Comp.</text:p>
          </table:table-cell>
          <table:table-cell office:value-type="string">
            <text:p>Exch.</text:p>
          </table:table-cell>
          <table:table-cell office:value-type="string">
            <text:p>Total</text:p>
          </table:table-cell>
          <table:table-cell office:value-type="string">
            <text:p>Theory, 4*n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8000">
            <text:p>8000</text:p>
          </table:table-cell>
          <table:table-cell office:value-type="float" office:value="16000">
            <text:p>16000</text:p>
          </table:table-cell>
          <table:table-cell office:value-type="float" office:value="4000">
            <text:p>4000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16000">
            <text:p>16000</text:p>
          </table:table-cell>
          <table:table-cell office:value-type="float" office:value="32000">
            <text:p>32000</text:p>
          </table:table-cell>
          <table:table-cell office:value-type="float" office:value="8000">
            <text:p>8000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table:number-columns-repeated="2" office:value-type="float" office:value="24000">
            <text:p>24000</text:p>
          </table:table-cell>
          <table:table-cell office:value-type="float" office:value="48000">
            <text:p>48000</text:p>
          </table:table-cell>
          <table:table-cell office:value-type="float" office:value="12000">
            <text:p>12000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table:number-columns-repeated="2" office:value-type="float" office:value="32000">
            <text:p>32000</text:p>
          </table:table-cell>
          <table:table-cell office:value-type="float" office:value="64000">
            <text:p>64000</text:p>
          </table:table-cell>
          <table:table-cell office:value-type="float" office:value="16000">
            <text:p>16000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table:number-columns-repeated="2" office:value-type="float" office:value="40000">
            <text:p>40000</text:p>
          </table:table-cell>
          <table:table-cell office:value-type="float" office:value="80000">
            <text:p>80000</text:p>
          </table:table-cell>
          <table:table-cell office:value-type="float" office:value="20000">
            <text:p>20000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table:number-columns-repeated="2" office:value-type="float" office:value="48000">
            <text:p>48000</text:p>
          </table:table-cell>
          <table:table-cell office:value-type="float" office:value="96000">
            <text:p>96000</text:p>
          </table:table-cell>
          <table:table-cell office:value-type="float" office:value="24000">
            <text:p>24000</text:p>
          </table:table-cell>
        </table:table-row>
        <table:table-row table:style-name="ro2">
          <table:table-cell office:value-type="float" office:value="7000">
            <text:p>7000</text:p>
          </table:table-cell>
          <table:table-cell table:number-columns-repeated="2" office:value-type="float" office:value="56000">
            <text:p>56000</text:p>
          </table:table-cell>
          <table:table-cell office:value-type="float" office:value="112000">
            <text:p>112000</text:p>
          </table:table-cell>
          <table:table-cell office:value-type="float" office:value="28000">
            <text:p>28000</text:p>
          </table:table-cell>
        </table:table-row>
        <table:table-row table:style-name="ro2">
          <table:table-cell office:value-type="float" office:value="8000">
            <text:p>8000</text:p>
          </table:table-cell>
          <table:table-cell table:number-columns-repeated="2" office:value-type="float" office:value="64000">
            <text:p>64000</text:p>
          </table:table-cell>
          <table:table-cell office:value-type="float" office:value="128000">
            <text:p>128000</text:p>
          </table:table-cell>
          <table:table-cell office:value-type="float" office:value="32000">
            <text:p>32000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3.272cm" svg:y="0.315cm" chart:style-name="ch2">
          <text:p>LSD-сортировка, худший случай, 4 символа</text:p>
        </chart:title>
        <chart:legend chart:legend-position="end" svg:x="12.881cm" svg:y="3.453cm" style:legend-expansion="high" chart:style-name="ch3"/>
        <chart:plot-area chart:style-name="ch4" chart:data-source-has-labels="both" svg:x="0.769cm" svg:y="1.631cm" svg:width="11.475cm" svg:height="6.769cm">
          <chartooo:coordinate-region svg:x="2.131cm" svg:y="1.83cm" svg:width="10.019cm" svg:height="5.923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line">
            <chart:data-point chart:repeated="8"/>
          </chart:series>
          <chart:series chart:style-name="ch8" chart:values-cell-range-address="local-table.$C$2:.$C$9" chart:label-cell-address="local-table.$C$1" chart:class="chart:line">
            <chart:data-point chart:repeated="8"/>
          </chart:series>
          <chart:series chart:style-name="ch9" chart:values-cell-range-address="local-table.$D$2:.$D$9" chart:label-cell-address="local-table.$D$1" chart:class="chart:line">
            <chart:data-point chart:repeated="8"/>
          </chart:series>
          <chart:series chart:style-name="ch10" chart:values-cell-range-address="local-table.$E$2:.$E$9" chart:label-cell-address="local-table.$E$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.</text:p>
              </table:table-cell>
              <table:table-cell office:value-type="string">
                <text:p>Exch.</text:p>
              </table:table-cell>
              <table:table-cell office:value-type="string">
                <text:p>Total</text:p>
              </table:table-cell>
              <table:table-cell office:value-type="string">
                <text:p>Theory, 4*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16000">
                <text:p>16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32000">
                <text:p>32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0">
                <text:p>24000</text:p>
              </table:table-cell>
              <table:table-cell office:value-type="float" office:value="24000">
                <text:p>24000</text:p>
              </table:table-cell>
              <table:table-cell office:value-type="float" office:value="48000">
                <text:p>4800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64000">
                <text:p>64000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80000">
                <text:p>80000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00">
                <text:p>48000</text:p>
              </table:table-cell>
              <table:table-cell office:value-type="float" office:value="48000">
                <text:p>48000</text:p>
              </table:table-cell>
              <table:table-cell office:value-type="float" office:value="96000">
                <text:p>96000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000">
                <text:p>56000</text:p>
              </table:table-cell>
              <table:table-cell office:value-type="float" office:value="56000">
                <text:p>56000</text:p>
              </table:table-cell>
              <table:table-cell office:value-type="float" office:value="112000">
                <text:p>112000</text:p>
              </table:table-cell>
              <table:table-cell office:value-type="float" office:value="28000">
                <text:p>28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128000">
                <text:p>128000</text:p>
              </table:table-cell>
              <table:table-cell office:value-type="float" office:value="32000">
                <text:p>3200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0.64cm" svg:y="0.315cm" chart:style-name="ch2">
          <text:p>Сравнение среднего случая LSD-сортировки и сортировки пузырьком</text:p>
        </chart:title>
        <chart:legend chart:legend-position="end" svg:x="12.617cm" svg:y="3.951cm" style:legend-expansion="high" chart:style-name="ch3"/>
        <chart:plot-area chart:style-name="ch4" chart:data-source-has-labels="both" svg:x="0.769cm" svg:y="1.631cm" svg:width="11.211cm" svg:height="6.769cm">
          <chartooo:coordinate-region svg:x="2.502cm" svg:y="1.83cm" svg:width="9.384cm" svg:height="5.923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line">
            <chart:data-point chart:repeated="8"/>
          </chart:series>
          <chart:series chart:style-name="ch8" chart:values-cell-range-address="local-table.$C$2:.$C$9" chart:label-cell-address="local-table.$C$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, LSD</text:p>
              </table:table-cell>
              <table:table-cell office:value-type="string">
                <text:p>Total, Bubb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000">
                <text:p>16000</text:p>
              </table:table-cell>
              <table:table-cell office:value-type="float" office:value="755498">
                <text:p>7554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000">
                <text:p>32000</text:p>
              </table:table-cell>
              <table:table-cell office:value-type="float" office:value="2996534">
                <text:p>29965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000">
                <text:p>48000</text:p>
              </table:table-cell>
              <table:table-cell office:value-type="float" office:value="6738430">
                <text:p>67384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0">
                <text:p>64000</text:p>
              </table:table-cell>
              <table:table-cell office:value-type="float" office:value="11990089">
                <text:p>119900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">
                <text:p>80000</text:p>
              </table:table-cell>
              <table:table-cell office:value-type="float" office:value="18670735">
                <text:p>186707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000">
                <text:p>96000</text:p>
              </table:table-cell>
              <table:table-cell office:value-type="float" office:value="26932965">
                <text:p>269329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000">
                <text:p>112000</text:p>
              </table:table-cell>
              <table:table-cell office:value-type="float" office:value="36916871">
                <text:p>36916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00">
                <text:p>128000</text:p>
              </table:table-cell>
              <table:table-cell office:value-type="float" office:value="48354544">
                <text:p>4835454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1.989cm" svg:y="0.315cm" chart:style-name="ch2">
          <text:p>Эффективность LSD-сортировки в сравнении с обычной</text:p>
        </chart:title>
        <chart:legend chart:legend-position="end" svg:x="12.828cm" svg:y="4.2cm" style:legend-expansion="high" chart:style-name="ch3"/>
        <chart:plot-area chart:style-name="ch4" chart:data-source-has-labels="both" svg:x="0.769cm" svg:y="1.631cm" svg:width="11.422cm" svg:height="6.769cm">
          <chartooo:coordinate-region svg:x="1.576cm" svg:y="1.831cm" svg:width="10.521cm" svg:height="5.922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/LS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.218625">
                <text:p>47.2186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6416875">
                <text:p>93.641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.383958333333">
                <text:p>140.383958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.345140625">
                <text:p>187.34514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3.3841875">
                <text:p>233.3841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0.55171875">
                <text:p>280.5517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.614919642857">
                <text:p>329.6149196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7.769875">
                <text:p>377.76987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draw:stroke="dash" draw:stroke-dash="Ultrafine_20_2_20_Dots_20_3_20_Dashes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3.722cm" svg:y="0.315cm" chart:style-name="ch2">
          <text:p>Сортировка пузырьком, средний случай</text:p>
        </chart:title>
        <chart:legend chart:legend-position="end" svg:x="12.796cm" svg:y="3.453cm" style:legend-expansion="high" chart:style-name="ch3"/>
        <chart:plot-area chart:style-name="ch4" chart:data-source-has-labels="both" svg:x="0.769cm" svg:y="1.631cm" svg:width="11.39cm" svg:height="6.769cm">
          <chartooo:coordinate-region svg:x="2.502cm" svg:y="1.83cm" svg:width="9.657cm" svg:height="5.525cm"/>
          <chart:axis chart:dimension="x" chart:name="primary-x" chart:style-name="ch5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series chart:style-name="ch9" chart:values-cell-range-address="local-table.$D$2:.$D$10" chart:label-cell-address="local-table.$D$1" chart:class="chart:line">
            <chart:data-point chart:repeated="9"/>
          </chart:series>
          <chart:series chart:style-name="ch10" chart:values-cell-range-address="local-table.$E$2:.$E$10" chart:label-cell-address="local-table.$E$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.</text:p>
              </table:table-cell>
              <table:table-cell office:value-type="string">
                <text:p>Exch.</text:p>
              </table:table-cell>
              <table:table-cell office:value-type="string">
                <text:p>Total</text:p>
              </table:table-cell>
              <table:table-cell office:value-type="string">
                <text:p>Theory</text:p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255998">
                <text:p>255998</text:p>
              </table:table-cell>
              <table:table-cell office:value-type="float" office:value="755498">
                <text:p>755498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499500">
                <text:p>499500</text:p>
              </table:table-cell>
              <table:table-cell office:value-type="float" office:value="997534">
                <text:p>997534</text:p>
              </table:table-cell>
              <table:table-cell office:value-type="float" office:value="2996534">
                <text:p>299653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1999000">
                <text:p>1999000</text:p>
              </table:table-cell>
              <table:table-cell office:value-type="float" office:value="2239930">
                <text:p>2239930</text:p>
              </table:table-cell>
              <table:table-cell office:value-type="float" office:value="6738430">
                <text:p>6738430</text:p>
              </table:table-cell>
              <table:table-cell office:value-type="float" office:value="9000000">
                <text:p>9000000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4498500">
                <text:p>4498500</text:p>
              </table:table-cell>
              <table:table-cell office:value-type="float" office:value="3992089">
                <text:p>3992089</text:p>
              </table:table-cell>
              <table:table-cell office:value-type="float" office:value="11990089">
                <text:p>11990089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float" office:value="25000000">
                <text:p>25000000</text:p>
              </table:table-cell>
              <table:table-cell office:value-type="float" office:value="7998000">
                <text:p>7998000</text:p>
              </table:table-cell>
              <table:table-cell office:value-type="float" office:value="6173235">
                <text:p>6173235</text:p>
              </table:table-cell>
              <table:table-cell office:value-type="float" office:value="18670735">
                <text:p>18670735</text:p>
              </table:table-cell>
              <table:table-cell office:value-type="float" office:value="25000000">
                <text:p>25000000</text:p>
              </table:table-cell>
            </table:table-row>
            <table:table-row>
              <table:table-cell office:value-type="float" office:value="36000000">
                <text:p>36000000</text:p>
              </table:table-cell>
              <table:table-cell office:value-type="float" office:value="12497500">
                <text:p>12497500</text:p>
              </table:table-cell>
              <table:table-cell office:value-type="float" office:value="8935965">
                <text:p>8935965</text:p>
              </table:table-cell>
              <table:table-cell office:value-type="float" office:value="26932965">
                <text:p>26932965</text:p>
              </table:table-cell>
              <table:table-cell office:value-type="float" office:value="36000000">
                <text:p>36000000</text:p>
              </table:table-cell>
            </table:table-row>
            <table:table-row>
              <table:table-cell office:value-type="float" office:value="49000000">
                <text:p>49000000</text:p>
              </table:table-cell>
              <table:table-cell office:value-type="float" office:value="17997000">
                <text:p>17997000</text:p>
              </table:table-cell>
              <table:table-cell office:value-type="float" office:value="12420371">
                <text:p>12420371</text:p>
              </table:table-cell>
              <table:table-cell office:value-type="float" office:value="36916871">
                <text:p>36916871</text:p>
              </table:table-cell>
              <table:table-cell office:value-type="float" office:value="49000000">
                <text:p>49000000</text:p>
              </table:table-cell>
            </table:table-row>
            <table:table-row>
              <table:table-cell office:value-type="float" office:value="64000000">
                <text:p>64000000</text:p>
              </table:table-cell>
              <table:table-cell office:value-type="float" office:value="24496500">
                <text:p>24496500</text:p>
              </table:table-cell>
              <table:table-cell office:value-type="float" office:value="16358544">
                <text:p>16358544</text:p>
              </table:table-cell>
              <table:table-cell office:value-type="float" office:value="48354544">
                <text:p>48354544</text:p>
              </table:table-cell>
              <table:table-cell office:value-type="float" office:value="64000000">
                <text:p>64000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996000">
                <text:p>3199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 style:data-style-name="N110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0">
      <style:table-cell-properties fo:border="0.06pt solid #000000"/>
    </style:style>
  </office:automatic-styles>
  <office:body>
    <office:spreadsheet>
      <table:table table:name="Лист1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4"/>
        <table:table-row table:style-name="ro1">
          <table:table-cell office:value-type="string">
            <text:p>Amount</text:p>
          </table:table-cell>
          <table:table-cell office:value-type="string">
            <text:p>Comp.</text:p>
          </table:table-cell>
          <table:table-cell office:value-type="string">
            <text:p>Exch.</text:p>
          </table:table-cell>
          <table:table-cell office:value-type="string">
            <text:p>Total</text:p>
          </table:table-cell>
          <table:table-cell office:value-type="string">
            <text:p>Theory</text:p>
          </table:table-cell>
          <table:table-cell table:style-name="ce3" office:value-type="string">
            <text:p>Deviation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499500">
            <text:p>499500</text:p>
          </table:table-cell>
          <table:table-cell office:value-type="float" office:value="999000">
            <text:p>999000</text:p>
          </table:table-cell>
          <table:table-cell office:value-type="float" office:value="1000000">
            <text:p>1000000</text:p>
          </table:table-cell>
          <table:table-cell table:formula="of:=[.D2]/[.E2]" office:value-type="float" office:value="0.999">
            <text:p>0,999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1999000">
            <text:p>1999000</text:p>
          </table:table-cell>
          <table:table-cell office:value-type="float" office:value="3998000">
            <text:p>3998000</text:p>
          </table:table-cell>
          <table:table-cell office:value-type="float" office:value="4000000">
            <text:p>4000000</text:p>
          </table:table-cell>
          <table:table-cell table:formula="of:=[.D3]/[.E3]" office:value-type="float" office:value="0.9995">
            <text:p>1,000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table:number-columns-repeated="2" office:value-type="float" office:value="4498500">
            <text:p>4498500</text:p>
          </table:table-cell>
          <table:table-cell office:value-type="float" office:value="8997000">
            <text:p>8997000</text:p>
          </table:table-cell>
          <table:table-cell office:value-type="float" office:value="9000000">
            <text:p>9000000</text:p>
          </table:table-cell>
          <table:table-cell table:formula="of:=[.D4]/[.E4]" office:value-type="float" office:value="0.999666666666667">
            <text:p>1,000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table:number-columns-repeated="2" office:value-type="float" office:value="7998000">
            <text:p>7998000</text:p>
          </table:table-cell>
          <table:table-cell office:value-type="float" office:value="15996000">
            <text:p>15996000</text:p>
          </table:table-cell>
          <table:table-cell office:value-type="float" office:value="16000000">
            <text:p>16000000</text:p>
          </table:table-cell>
          <table:table-cell table:formula="of:=[.D5]/[.E5]" office:value-type="float" office:value="0.99975">
            <text:p>1,000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table:number-columns-repeated="2" office:value-type="float" office:value="12497500">
            <text:p>12497500</text:p>
          </table:table-cell>
          <table:table-cell office:value-type="float" office:value="24995000">
            <text:p>24995000</text:p>
          </table:table-cell>
          <table:table-cell office:value-type="float" office:value="25000000">
            <text:p>25000000</text:p>
          </table:table-cell>
          <table:table-cell table:formula="of:=[.D6]/[.E6]" office:value-type="float" office:value="0.9998">
            <text:p>1,000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table:number-columns-repeated="2" office:value-type="float" office:value="17997000">
            <text:p>17997000</text:p>
          </table:table-cell>
          <table:table-cell office:value-type="float" office:value="35994000">
            <text:p>35994000</text:p>
          </table:table-cell>
          <table:table-cell office:value-type="float" office:value="36000000">
            <text:p>36000000</text:p>
          </table:table-cell>
          <table:table-cell table:formula="of:=[.D7]/[.E7]" office:value-type="float" office:value="0.999833333333333">
            <text:p>1,000</text:p>
          </table:table-cell>
        </table:table-row>
        <table:table-row table:style-name="ro2">
          <table:table-cell office:value-type="float" office:value="7000">
            <text:p>7000</text:p>
          </table:table-cell>
          <table:table-cell table:number-columns-repeated="2" office:value-type="float" office:value="24496500">
            <text:p>24496500</text:p>
          </table:table-cell>
          <table:table-cell office:value-type="float" office:value="48993000">
            <text:p>48993000</text:p>
          </table:table-cell>
          <table:table-cell office:value-type="float" office:value="49000000">
            <text:p>49000000</text:p>
          </table:table-cell>
          <table:table-cell table:formula="of:=[.D8]/[.E8]" office:value-type="float" office:value="0.999857142857143">
            <text:p>1,000</text:p>
          </table:table-cell>
        </table:table-row>
        <table:table-row table:style-name="ro2">
          <table:table-cell office:value-type="float" office:value="8000">
            <text:p>8000</text:p>
          </table:table-cell>
          <table:table-cell table:number-columns-repeated="2" office:value-type="float" office:value="31996000">
            <text:p>31996000</text:p>
          </table:table-cell>
          <table:table-cell office:value-type="float" office:value="63992000">
            <text:p>63992000</text:p>
          </table:table-cell>
          <table:table-cell office:value-type="float" office:value="64000000">
            <text:p>64000000</text:p>
          </table:table-cell>
          <table:table-cell table:formula="of:=[.D9]/[.E9]" office:value-type="float" office:value="0.999875">
            <text:p>1,00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3.775cm" svg:y="0.315cm" chart:style-name="ch2">
          <text:p>Сортировка пузырьком, худший случай</text:p>
        </chart:title>
        <chart:legend chart:legend-position="end" svg:x="12.796cm" svg:y="3.453cm" style:legend-expansion="high" chart:style-name="ch3"/>
        <chart:plot-area chart:style-name="ch4" chart:data-source-has-labels="both" svg:x="0.769cm" svg:y="1.631cm" svg:width="11.39cm" svg:height="6.769cm">
          <chartooo:coordinate-region svg:x="2.502cm" svg:y="1.83cm" svg:width="9.285cm" svg:height="5.923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line">
            <chart:data-point chart:repeated="8"/>
          </chart:series>
          <chart:series chart:style-name="ch8" chart:values-cell-range-address="local-table.$C$2:.$C$9" chart:label-cell-address="local-table.$C$1" chart:class="chart:line">
            <chart:data-point chart:repeated="8"/>
          </chart:series>
          <chart:series chart:style-name="ch9" chart:values-cell-range-address="local-table.$D$2:.$D$9" chart:label-cell-address="local-table.$D$1" chart:class="chart:line">
            <chart:data-point chart:repeated="8"/>
          </chart:series>
          <chart:series chart:style-name="ch7" chart:values-cell-range-address="local-table.$E$2:.$E$9" chart:label-cell-address="local-table.$E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.</text:p>
              </table:table-cell>
              <table:table-cell office:value-type="string">
                <text:p>Exch.</text:p>
              </table:table-cell>
              <table:table-cell office:value-type="string">
                <text:p>Total</text:p>
              </table:table-cell>
              <table:table-cell office:value-type="string">
                <text:p>Theory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499500">
                <text:p>499500</text:p>
              </table:table-cell>
              <table:table-cell office:value-type="float" office:value="499500">
                <text:p>499500</text:p>
              </table:table-cell>
              <table:table-cell office:value-type="float" office:value="999000">
                <text:p>999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99000">
                <text:p>1999000</text:p>
              </table:table-cell>
              <table:table-cell office:value-type="float" office:value="1999000">
                <text:p>1999000</text:p>
              </table:table-cell>
              <table:table-cell office:value-type="float" office:value="3998000">
                <text:p>399800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498500">
                <text:p>4498500</text:p>
              </table:table-cell>
              <table:table-cell office:value-type="float" office:value="4498500">
                <text:p>4498500</text:p>
              </table:table-cell>
              <table:table-cell office:value-type="float" office:value="8997000">
                <text:p>8997000</text:p>
              </table:table-cell>
              <table:table-cell office:value-type="float" office:value="9000000">
                <text:p>900000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7998000">
                <text:p>7998000</text:p>
              </table:table-cell>
              <table:table-cell office:value-type="float" office:value="7998000">
                <text:p>7998000</text:p>
              </table:table-cell>
              <table:table-cell office:value-type="float" office:value="15996000">
                <text:p>15996000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2497500">
                <text:p>12497500</text:p>
              </table:table-cell>
              <table:table-cell office:value-type="float" office:value="12497500">
                <text:p>12497500</text:p>
              </table:table-cell>
              <table:table-cell office:value-type="float" office:value="24995000">
                <text:p>24995000</text:p>
              </table:table-cell>
              <table:table-cell office:value-type="float" office:value="25000000">
                <text:p>2500000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7997000">
                <text:p>17997000</text:p>
              </table:table-cell>
              <table:table-cell office:value-type="float" office:value="17997000">
                <text:p>17997000</text:p>
              </table:table-cell>
              <table:table-cell office:value-type="float" office:value="35994000">
                <text:p>35994000</text:p>
              </table:table-cell>
              <table:table-cell office:value-type="float" office:value="36000000">
                <text:p>3600000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4496500">
                <text:p>24496500</text:p>
              </table:table-cell>
              <table:table-cell office:value-type="float" office:value="24496500">
                <text:p>24496500</text:p>
              </table:table-cell>
              <table:table-cell office:value-type="float" office:value="48993000">
                <text:p>48993000</text:p>
              </table:table-cell>
              <table:table-cell office:value-type="float" office:value="49000000">
                <text:p>4900000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1996000">
                <text:p>31996000</text:p>
              </table:table-cell>
              <table:table-cell office:value-type="float" office:value="31996000">
                <text:p>31996000</text:p>
              </table:table-cell>
              <table:table-cell office:value-type="float" office:value="63992000">
                <text:p>63992000</text:p>
              </table:table-cell>
              <table:table-cell office:value-type="float" office:value="64000000">
                <text:p>6400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>
            <text:p>Amount</text:p>
          </table:table-cell>
          <table:table-cell office:value-type="string">
            <text:p>Comp.</text:p>
          </table:table-cell>
          <table:table-cell office:value-type="string">
            <text:p>Exch.</text:p>
          </table:table-cell>
          <table:table-cell office:value-type="string">
            <text:p>Total</text:p>
          </table:table-cell>
          <table:table-cell table:style-name="ce2" office:value-type="string">
            <text:p>Theory, 32*n</text:p>
          </table:table-cell>
          <table:table-cell office:value-type="string">
            <text:p>Deviation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64000">
            <text:p>64000</text:p>
          </table:table-cell>
          <table:table-cell office:value-type="float" office:value="128000">
            <text:p>128000</text:p>
          </table:table-cell>
          <table:table-cell office:value-type="float" office:value="32000">
            <text:p>32000</text:p>
          </table:table-cell>
          <table:table-cell table:formula="of:=[.D2]/[.E2]" office:value-type="float" office:value="4">
            <text:p>4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128000">
            <text:p>128000</text:p>
          </table:table-cell>
          <table:table-cell office:value-type="float" office:value="256000">
            <text:p>256000</text:p>
          </table:table-cell>
          <table:table-cell office:value-type="float" office:value="64000">
            <text:p>64000</text:p>
          </table:table-cell>
          <table:table-cell table:formula="of:=[.D3]/[.E3]" office:value-type="float" office:value="4">
            <text:p>4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table:number-columns-repeated="2" office:value-type="float" office:value="192000">
            <text:p>192000</text:p>
          </table:table-cell>
          <table:table-cell office:value-type="float" office:value="384000">
            <text:p>384000</text:p>
          </table:table-cell>
          <table:table-cell office:value-type="float" office:value="96000">
            <text:p>96000</text:p>
          </table:table-cell>
          <table:table-cell table:formula="of:=[.D4]/[.E4]" office:value-type="float" office:value="4">
            <text:p>4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table:number-columns-repeated="2" office:value-type="float" office:value="256000">
            <text:p>256000</text:p>
          </table:table-cell>
          <table:table-cell office:value-type="float" office:value="512000">
            <text:p>512000</text:p>
          </table:table-cell>
          <table:table-cell office:value-type="float" office:value="128000">
            <text:p>128000</text:p>
          </table:table-cell>
          <table:table-cell table:formula="of:=[.D5]/[.E5]" office:value-type="float" office:value="4">
            <text:p>4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table:number-columns-repeated="2" office:value-type="float" office:value="320000">
            <text:p>320000</text:p>
          </table:table-cell>
          <table:table-cell office:value-type="float" office:value="640000">
            <text:p>640000</text:p>
          </table:table-cell>
          <table:table-cell office:value-type="float" office:value="160000">
            <text:p>160000</text:p>
          </table:table-cell>
          <table:table-cell table:formula="of:=[.D6]/[.E6]" office:value-type="float" office:value="4">
            <text:p>4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table:number-columns-repeated="2" office:value-type="float" office:value="384000">
            <text:p>384000</text:p>
          </table:table-cell>
          <table:table-cell office:value-type="float" office:value="768000">
            <text:p>768000</text:p>
          </table:table-cell>
          <table:table-cell office:value-type="float" office:value="192000">
            <text:p>192000</text:p>
          </table:table-cell>
          <table:table-cell table:formula="of:=[.D7]/[.E7]" office:value-type="float" office:value="4">
            <text:p>4</text:p>
          </table:table-cell>
        </table:table-row>
        <table:table-row table:style-name="ro2">
          <table:table-cell office:value-type="float" office:value="7000">
            <text:p>7000</text:p>
          </table:table-cell>
          <table:table-cell table:number-columns-repeated="2" office:value-type="float" office:value="448000">
            <text:p>448000</text:p>
          </table:table-cell>
          <table:table-cell office:value-type="float" office:value="896000">
            <text:p>896000</text:p>
          </table:table-cell>
          <table:table-cell office:value-type="float" office:value="224000">
            <text:p>224000</text:p>
          </table:table-cell>
          <table:table-cell table:formula="of:=[.D8]/[.E8]" office:value-type="float" office:value="4">
            <text:p>4</text:p>
          </table:table-cell>
        </table:table-row>
        <table:table-row table:style-name="ro2">
          <table:table-cell office:value-type="float" office:value="8000">
            <text:p>8000</text:p>
          </table:table-cell>
          <table:table-cell table:number-columns-repeated="2" office:value-type="float" office:value="512000">
            <text:p>512000</text:p>
          </table:table-cell>
          <table:table-cell office:value-type="float" office:value="1024000">
            <text:p>1024000</text:p>
          </table:table-cell>
          <table:table-cell office:value-type="float" office:value="256000">
            <text:p>256000</text:p>
          </table:table-cell>
          <table:table-cell table:formula="of:=[.D9]/[.E9]" office:value-type="float" office:value="4">
            <text:p>4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cm" svg:height="9.006cm" xlink:href="." xlink:type="simple" chart:class="chart:line" chart:style-name="ch1">
        <chart:title svg:x="3.106cm" svg:y="0.316cm" chart:style-name="ch2">
          <text:p>LSD-сортировка, средний случай, 32 символа</text:p>
        </chart:title>
        <chart:legend chart:legend-position="end" svg:x="12.708cm" svg:y="3.457cm" style:legend-expansion="high" chart:style-name="ch3"/>
        <chart:plot-area chart:style-name="ch4" chart:data-source-has-labels="both" svg:x="0.77cm" svg:y="1.635cm" svg:width="11.298cm" svg:height="6.771cm">
          <chartooo:coordinate-region svg:x="2.317cm" svg:y="1.834cm" svg:width="9.657cm" svg:height="5.925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line">
            <chart:data-point chart:repeated="8"/>
          </chart:series>
          <chart:series chart:style-name="ch8" chart:values-cell-range-address="local-table.$C$2:.$C$9" chart:label-cell-address="local-table.$C$1" chart:class="chart:line">
            <chart:data-point chart:repeated="8"/>
          </chart:series>
          <chart:series chart:style-name="ch9" chart:values-cell-range-address="local-table.$D$2:.$D$9" chart:label-cell-address="local-table.$D$1" chart:class="chart:line">
            <chart:data-point chart:repeated="8"/>
          </chart:series>
          <chart:series chart:style-name="ch10" chart:values-cell-range-address="local-table.$E$2:.$E$9" chart:label-cell-address="local-table.$E$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.</text:p>
              </table:table-cell>
              <table:table-cell office:value-type="string">
                <text:p>Exch.</text:p>
              </table:table-cell>
              <table:table-cell office:value-type="string">
                <text:p>Total</text:p>
              </table:table-cell>
              <table:table-cell office:value-type="string">
                <text:p>Theory, 32*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128000">
                <text:p>128000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000">
                <text:p>128000</text:p>
              </table:table-cell>
              <table:table-cell office:value-type="float" office:value="128000">
                <text:p>128000</text:p>
              </table:table-cell>
              <table:table-cell office:value-type="float" office:value="256000">
                <text:p>256000</text:p>
              </table:table-cell>
              <table:table-cell office:value-type="float" office:value="64000">
                <text:p>64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000">
                <text:p>192000</text:p>
              </table:table-cell>
              <table:table-cell office:value-type="float" office:value="192000">
                <text:p>192000</text:p>
              </table:table-cell>
              <table:table-cell office:value-type="float" office:value="384000">
                <text:p>384000</text:p>
              </table:table-cell>
              <table:table-cell office:value-type="float" office:value="96000">
                <text:p>96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000">
                <text:p>256000</text:p>
              </table:table-cell>
              <table:table-cell office:value-type="float" office:value="256000">
                <text:p>256000</text:p>
              </table:table-cell>
              <table:table-cell office:value-type="float" office:value="512000">
                <text:p>512000</text:p>
              </table:table-cell>
              <table:table-cell office:value-type="float" office:value="128000">
                <text:p>128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00">
                <text:p>320000</text:p>
              </table:table-cell>
              <table:table-cell office:value-type="float" office:value="320000">
                <text:p>320000</text:p>
              </table:table-cell>
              <table:table-cell office:value-type="float" office:value="640000">
                <text:p>640000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4000">
                <text:p>384000</text:p>
              </table:table-cell>
              <table:table-cell office:value-type="float" office:value="384000">
                <text:p>384000</text:p>
              </table:table-cell>
              <table:table-cell office:value-type="float" office:value="768000">
                <text:p>768000</text:p>
              </table:table-cell>
              <table:table-cell office:value-type="float" office:value="192000">
                <text:p>192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8000">
                <text:p>448000</text:p>
              </table:table-cell>
              <table:table-cell office:value-type="float" office:value="448000">
                <text:p>448000</text:p>
              </table:table-cell>
              <table:table-cell office:value-type="float" office:value="896000">
                <text:p>896000</text:p>
              </table:table-cell>
              <table:table-cell office:value-type="float" office:value="224000">
                <text:p>224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000">
                <text:p>512000</text:p>
              </table:table-cell>
              <table:table-cell office:value-type="float" office:value="512000">
                <text:p>512000</text:p>
              </table:table-cell>
              <table:table-cell office:value-type="float" office:value="1024000">
                <text:p>1024000</text:p>
              </table:table-cell>
              <table:table-cell office:value-type="float" office:value="256000">
                <text:p>2560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wrap-option="wrap"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wrap" fo:border="0.06pt solid #000000"/>
    </style:style>
  </office:automatic-styles>
  <office:body>
    <office:spreadsheet>
      <table:table table:name="Лист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office:value-type="string">
            <text:p>Amount</text:p>
          </table:table-cell>
          <table:table-cell office:value-type="string">
            <text:p>Comp.</text:p>
          </table:table-cell>
          <table:table-cell office:value-type="string">
            <text:p>Exch.</text:p>
          </table:table-cell>
          <table:table-cell office:value-type="string">
            <text:p>Total</text:p>
          </table:table-cell>
          <table:table-cell table:style-name="ce4" office:value-type="string">
            <text:p>Theory, 32*n</text:p>
          </table:table-cell>
          <table:table-cell office:value-type="string">
            <text:p>Deviation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64000">
            <text:p>64000</text:p>
          </table:table-cell>
          <table:table-cell office:value-type="float" office:value="128000">
            <text:p>128000</text:p>
          </table:table-cell>
          <table:table-cell office:value-type="float" office:value="32000">
            <text:p>32000</text:p>
          </table:table-cell>
          <table:table-cell table:formula="of:=[.D2]/[.E2]" office:value-type="float" office:value="4">
            <text:p>4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128000">
            <text:p>128000</text:p>
          </table:table-cell>
          <table:table-cell office:value-type="float" office:value="256000">
            <text:p>256000</text:p>
          </table:table-cell>
          <table:table-cell office:value-type="float" office:value="64000">
            <text:p>64000</text:p>
          </table:table-cell>
          <table:table-cell table:formula="of:=[.D3]/[.E3]" office:value-type="float" office:value="4">
            <text:p>4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table:number-columns-repeated="2" office:value-type="float" office:value="192000">
            <text:p>192000</text:p>
          </table:table-cell>
          <table:table-cell office:value-type="float" office:value="384000">
            <text:p>384000</text:p>
          </table:table-cell>
          <table:table-cell office:value-type="float" office:value="96000">
            <text:p>96000</text:p>
          </table:table-cell>
          <table:table-cell table:formula="of:=[.D4]/[.E4]" office:value-type="float" office:value="4">
            <text:p>4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table:number-columns-repeated="2" office:value-type="float" office:value="256000">
            <text:p>256000</text:p>
          </table:table-cell>
          <table:table-cell office:value-type="float" office:value="512000">
            <text:p>512000</text:p>
          </table:table-cell>
          <table:table-cell office:value-type="float" office:value="128000">
            <text:p>128000</text:p>
          </table:table-cell>
          <table:table-cell table:formula="of:=[.D5]/[.E5]" office:value-type="float" office:value="4">
            <text:p>4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table:number-columns-repeated="2" office:value-type="float" office:value="320000">
            <text:p>320000</text:p>
          </table:table-cell>
          <table:table-cell office:value-type="float" office:value="640000">
            <text:p>640000</text:p>
          </table:table-cell>
          <table:table-cell office:value-type="float" office:value="160000">
            <text:p>160000</text:p>
          </table:table-cell>
          <table:table-cell table:formula="of:=[.D6]/[.E6]" office:value-type="float" office:value="4">
            <text:p>4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table:number-columns-repeated="2" office:value-type="float" office:value="384000">
            <text:p>384000</text:p>
          </table:table-cell>
          <table:table-cell office:value-type="float" office:value="768000">
            <text:p>768000</text:p>
          </table:table-cell>
          <table:table-cell office:value-type="float" office:value="192000">
            <text:p>192000</text:p>
          </table:table-cell>
          <table:table-cell table:formula="of:=[.D7]/[.E7]" office:value-type="float" office:value="4">
            <text:p>4</text:p>
          </table:table-cell>
        </table:table-row>
        <table:table-row table:style-name="ro2">
          <table:table-cell office:value-type="float" office:value="7000">
            <text:p>7000</text:p>
          </table:table-cell>
          <table:table-cell table:number-columns-repeated="2" office:value-type="float" office:value="448000">
            <text:p>448000</text:p>
          </table:table-cell>
          <table:table-cell office:value-type="float" office:value="896000">
            <text:p>896000</text:p>
          </table:table-cell>
          <table:table-cell office:value-type="float" office:value="224000">
            <text:p>224000</text:p>
          </table:table-cell>
          <table:table-cell table:formula="of:=[.D8]/[.E8]" office:value-type="float" office:value="4">
            <text:p>4</text:p>
          </table:table-cell>
        </table:table-row>
        <table:table-row table:style-name="ro2">
          <table:table-cell office:value-type="float" office:value="8000">
            <text:p>8000</text:p>
          </table:table-cell>
          <table:table-cell table:number-columns-repeated="2" office:value-type="float" office:value="512000">
            <text:p>512000</text:p>
          </table:table-cell>
          <table:table-cell office:value-type="float" office:value="1024000">
            <text:p>1024000</text:p>
          </table:table-cell>
          <table:table-cell office:value-type="float" office:value="256000">
            <text:p>256000</text:p>
          </table:table-cell>
          <table:table-cell table:formula="of:=[.D9]/[.E9]" office:value-type="float" office:value="4">
            <text:p>4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3.153cm" svg:y="0.315cm" chart:style-name="ch2">
          <text:p>LSD-сортировка, худший случай, 32 символа</text:p>
        </chart:title>
        <chart:legend chart:legend-position="end" svg:x="12.696cm" svg:y="3.453cm" style:legend-expansion="high" chart:style-name="ch3"/>
        <chart:plot-area chart:style-name="ch4" chart:data-source-has-labels="both" svg:x="0.769cm" svg:y="1.631cm" svg:width="11.29cm" svg:height="6.769cm">
          <chartooo:coordinate-region svg:x="2.316cm" svg:y="1.83cm" svg:width="9.649cm" svg:height="5.923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line">
            <chart:data-point chart:repeated="8"/>
          </chart:series>
          <chart:series chart:style-name="ch8" chart:values-cell-range-address="local-table.$C$2:.$C$9" chart:label-cell-address="local-table.$C$1" chart:class="chart:line">
            <chart:data-point chart:repeated="8"/>
          </chart:series>
          <chart:series chart:style-name="ch9" chart:values-cell-range-address="local-table.$D$2:.$D$9" chart:label-cell-address="local-table.$D$1" chart:class="chart:line">
            <chart:data-point chart:repeated="8"/>
          </chart:series>
          <chart:series chart:style-name="ch10" chart:values-cell-range-address="local-table.$E$2:.$E$9" chart:label-cell-address="local-table.$E$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.</text:p>
              </table:table-cell>
              <table:table-cell office:value-type="string">
                <text:p>Exch.</text:p>
              </table:table-cell>
              <table:table-cell office:value-type="string">
                <text:p>Total</text:p>
              </table:table-cell>
              <table:table-cell office:value-type="string">
                <text:p>Theory, 32*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128000">
                <text:p>128000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000">
                <text:p>128000</text:p>
              </table:table-cell>
              <table:table-cell office:value-type="float" office:value="128000">
                <text:p>128000</text:p>
              </table:table-cell>
              <table:table-cell office:value-type="float" office:value="256000">
                <text:p>256000</text:p>
              </table:table-cell>
              <table:table-cell office:value-type="float" office:value="64000">
                <text:p>64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000">
                <text:p>192000</text:p>
              </table:table-cell>
              <table:table-cell office:value-type="float" office:value="192000">
                <text:p>192000</text:p>
              </table:table-cell>
              <table:table-cell office:value-type="float" office:value="384000">
                <text:p>384000</text:p>
              </table:table-cell>
              <table:table-cell office:value-type="float" office:value="96000">
                <text:p>96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000">
                <text:p>256000</text:p>
              </table:table-cell>
              <table:table-cell office:value-type="float" office:value="256000">
                <text:p>256000</text:p>
              </table:table-cell>
              <table:table-cell office:value-type="float" office:value="512000">
                <text:p>512000</text:p>
              </table:table-cell>
              <table:table-cell office:value-type="float" office:value="128000">
                <text:p>128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00">
                <text:p>320000</text:p>
              </table:table-cell>
              <table:table-cell office:value-type="float" office:value="320000">
                <text:p>320000</text:p>
              </table:table-cell>
              <table:table-cell office:value-type="float" office:value="640000">
                <text:p>640000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4000">
                <text:p>384000</text:p>
              </table:table-cell>
              <table:table-cell office:value-type="float" office:value="384000">
                <text:p>384000</text:p>
              </table:table-cell>
              <table:table-cell office:value-type="float" office:value="768000">
                <text:p>768000</text:p>
              </table:table-cell>
              <table:table-cell office:value-type="float" office:value="192000">
                <text:p>192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8000">
                <text:p>448000</text:p>
              </table:table-cell>
              <table:table-cell office:value-type="float" office:value="448000">
                <text:p>448000</text:p>
              </table:table-cell>
              <table:table-cell office:value-type="float" office:value="896000">
                <text:p>896000</text:p>
              </table:table-cell>
              <table:table-cell office:value-type="float" office:value="224000">
                <text:p>224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000">
                <text:p>512000</text:p>
              </table:table-cell>
              <table:table-cell office:value-type="float" office:value="512000">
                <text:p>512000</text:p>
              </table:table-cell>
              <table:table-cell office:value-type="float" office:value="1024000">
                <text:p>1024000</text:p>
              </table:table-cell>
              <table:table-cell office:value-type="float" office:value="256000">
                <text:p>2560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>
            <text:p>Amount</text:p>
          </table:table-cell>
          <table:table-cell office:value-type="string">
            <text:p>Comp.</text:p>
          </table:table-cell>
          <table:table-cell office:value-type="string">
            <text:p>Exch.</text:p>
          </table:table-cell>
          <table:table-cell office:value-type="string">
            <text:p>Total</text:p>
          </table:table-cell>
          <table:table-cell office:value-type="string">
            <text:p>Theory, 4*n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8000">
            <text:p>8000</text:p>
          </table:table-cell>
          <table:table-cell office:value-type="float" office:value="16000">
            <text:p>16000</text:p>
          </table:table-cell>
          <table:table-cell office:value-type="float" office:value="4000">
            <text:p>4000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16000">
            <text:p>16000</text:p>
          </table:table-cell>
          <table:table-cell office:value-type="float" office:value="32000">
            <text:p>32000</text:p>
          </table:table-cell>
          <table:table-cell office:value-type="float" office:value="8000">
            <text:p>8000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table:number-columns-repeated="2" office:value-type="float" office:value="24000">
            <text:p>24000</text:p>
          </table:table-cell>
          <table:table-cell office:value-type="float" office:value="48000">
            <text:p>48000</text:p>
          </table:table-cell>
          <table:table-cell office:value-type="float" office:value="12000">
            <text:p>12000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table:number-columns-repeated="2" office:value-type="float" office:value="32000">
            <text:p>32000</text:p>
          </table:table-cell>
          <table:table-cell office:value-type="float" office:value="64000">
            <text:p>64000</text:p>
          </table:table-cell>
          <table:table-cell office:value-type="float" office:value="16000">
            <text:p>16000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table:number-columns-repeated="2" office:value-type="float" office:value="40000">
            <text:p>40000</text:p>
          </table:table-cell>
          <table:table-cell office:value-type="float" office:value="80000">
            <text:p>80000</text:p>
          </table:table-cell>
          <table:table-cell office:value-type="float" office:value="20000">
            <text:p>20000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table:number-columns-repeated="2" office:value-type="float" office:value="48000">
            <text:p>48000</text:p>
          </table:table-cell>
          <table:table-cell office:value-type="float" office:value="96000">
            <text:p>96000</text:p>
          </table:table-cell>
          <table:table-cell office:value-type="float" office:value="24000">
            <text:p>24000</text:p>
          </table:table-cell>
        </table:table-row>
        <table:table-row table:style-name="ro2">
          <table:table-cell office:value-type="float" office:value="7000">
            <text:p>7000</text:p>
          </table:table-cell>
          <table:table-cell table:number-columns-repeated="2" office:value-type="float" office:value="56000">
            <text:p>56000</text:p>
          </table:table-cell>
          <table:table-cell office:value-type="float" office:value="112000">
            <text:p>112000</text:p>
          </table:table-cell>
          <table:table-cell office:value-type="float" office:value="28000">
            <text:p>28000</text:p>
          </table:table-cell>
        </table:table-row>
        <table:table-row table:style-name="ro2">
          <table:table-cell office:value-type="float" office:value="8000">
            <text:p>8000</text:p>
          </table:table-cell>
          <table:table-cell table:number-columns-repeated="2" office:value-type="float" office:value="64000">
            <text:p>64000</text:p>
          </table:table-cell>
          <table:table-cell office:value-type="float" office:value="128000">
            <text:p>128000</text:p>
          </table:table-cell>
          <table:table-cell office:value-type="float" office:value="32000">
            <text:p>32000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